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office:font-face-decls>
  <office:automatic-styles>
    <style:style style:name="P1" style:family="paragraph" style:parent-style-name="Title">
      <style:text-properties style:font-name="Arial" style:font-name-complex="Arial"/>
    </style:style>
    <style:style style:name="P2" style:family="paragraph" style:parent-style-name="Standard">
      <style:paragraph-properties style:text-autospace="none" style:punctuation-wrap="simple">
        <style:tab-stops>
          <style:tab-stop style:position="0in"/>
        </style:tab-stops>
      </style:paragraph-properties>
      <style:text-properties fo:color="#000000" style:font-name="Arial" fo:font-size="10pt" fo:font-weight="bold" style:font-size-asian="10pt" style:font-weight-asian="bold" style:font-name-complex="Arial"/>
    </style:style>
    <style:style style:name="P3" style:family="paragraph" style:parent-style-name="Standard">
      <style:paragraph-properties style:text-autospace="none" style:punctuation-wrap="simple">
        <style:tab-stops>
          <style:tab-stop style:position="0in"/>
        </style:tab-stops>
      </style:paragraph-properties>
      <style:text-properties fo:color="#000000" style:font-name="Arial" fo:font-size="10pt" fo:font-weight="bold" style:font-size-asian="10pt" style:font-weight-asian="bold" style:font-name-complex="Arial" style:font-size-complex="10pt"/>
    </style:style>
    <style:style style:name="P4" style:family="paragraph" style:parent-style-name="Standard">
      <style:paragraph-properties style:text-autospace="none" style:punctuation-wrap="simple">
        <style:tab-stops>
          <style:tab-stop style:position="0in"/>
        </style:tab-stops>
      </style:paragraph-properties>
      <style:text-properties fo:color="#000000" style:font-name="Arial" fo:font-size="10pt" style:font-size-asian="10pt" style:font-name-complex="Arial" style:font-size-complex="10pt"/>
    </style:style>
    <style:style style:name="P5" style:family="paragraph" style:parent-style-name="Standard">
      <style:paragraph-properties style:text-autospace="none" style:punctuation-wrap="simple">
        <style:tab-stops>
          <style:tab-stop style:position="0in"/>
        </style:tab-stops>
      </style:paragraph-properties>
      <style:text-properties fo:color="#000000" style:font-name="Arial" fo:font-size="10pt" fo:font-weight="normal" style:font-size-asian="10pt" style:font-weight-asian="normal" style:font-name-complex="Arial" style:font-weight-complex="normal"/>
    </style:style>
    <style:style style:name="P6" style:family="paragraph" style:parent-style-name="Standard">
      <style:paragraph-properties style:text-autospace="none" style:punctuation-wrap="simple">
        <style:tab-stops>
          <style:tab-stop style:position="0in"/>
        </style:tab-stops>
      </style:paragraph-properties>
      <style:text-properties style:font-name="Arial" fo:font-size="10pt" style:font-size-asian="10pt" style:font-name-complex="Arial" style:font-size-complex="10pt"/>
    </style:style>
    <style:style style:name="P7" style:family="paragraph" style:parent-style-name="Standard">
      <style:paragraph-properties style:text-autospace="none" style:punctuation-wrap="simple">
        <style:tab-stops>
          <style:tab-stop style:position="0in"/>
        </style:tab-stops>
      </style:paragraph-properties>
    </style:style>
    <style:style style:name="P8" style:family="paragraph" style:parent-style-name="Standard">
      <style:paragraph-properties fo:margin-left="0in" fo:margin-right="0in" fo:text-indent="0in" style:auto-text-indent="false" style:text-autospace="none" style:punctuation-wrap="simple">
        <style:tab-stops>
          <style:tab-stop style:position="0in"/>
        </style:tab-stops>
      </style:paragraph-properties>
      <style:text-properties fo:color="#000000" style:font-name="Arial" fo:font-size="10pt" style:font-size-asian="10pt" style:font-name-complex="Arial" style:font-size-complex="10pt"/>
    </style:style>
    <style:style style:name="P9" style:family="paragraph" style:parent-style-name="Standard">
      <style:paragraph-properties fo:margin-left="0in" fo:margin-right="0in" fo:text-indent="0in" style:auto-text-indent="false" style:text-autospace="none" style:punctuation-wrap="simple">
        <style:tab-stops>
          <style:tab-stop style:position="0in"/>
        </style:tab-stops>
      </style:paragraph-properties>
      <style:text-properties fo:color="#000000" style:font-name="Arial" fo:font-size="10pt" fo:font-weight="bold" style:font-size-asian="10pt" style:font-weight-asian="bold" style:font-name-complex="Arial"/>
    </style:style>
    <style:style style:name="P10" style:family="paragraph" style:parent-style-name="Standard">
      <style:paragraph-properties fo:margin-left="0in" fo:margin-right="0in" fo:text-indent="0in" style:auto-text-indent="false" style:text-autospace="none" style:punctuation-wrap="simple">
        <style:tab-stops>
          <style:tab-stop style:position="0in"/>
        </style:tab-stops>
      </style:paragraph-properties>
      <style:text-properties fo:color="#000000" style:font-name="Arial" fo:font-size="10pt" fo:font-weight="normal" style:font-size-asian="10pt" style:font-weight-asian="normal" style:font-name-complex="Arial" style:font-weight-complex="normal"/>
    </style:style>
    <style:style style:name="P11" style:family="paragraph" style:parent-style-name="Text_20_body_20_indent">
      <style:paragraph-properties style:text-autospace="none" style:punctuation-wrap="simple">
        <style:tab-stops>
          <style:tab-stop style:position="0in"/>
        </style:tab-stops>
      </style:paragraph-properties>
      <style:text-properties fo:color="#000000" style:font-name="Arial" fo:font-size="10pt" style:font-size-asian="10pt" style:font-name-complex="Arial" style:font-size-complex="10pt"/>
    </style:style>
    <style:style style:name="P12" style:family="paragraph" style:parent-style-name="Standard">
      <style:paragraph-properties fo:margin-left="0.25in" fo:margin-right="0in" fo:text-indent="0in" style:auto-text-indent="false" style:text-autospace="none" style:punctuation-wrap="simple">
        <style:tab-stops>
          <style:tab-stop style:position="0in"/>
        </style:tab-stops>
      </style:paragraph-properties>
    </style:style>
    <style:style style:name="P13" style:family="paragraph" style:parent-style-name="Standard">
      <style:paragraph-properties fo:margin-left="0.25in" fo:margin-right="0in" fo:text-indent="0in" style:auto-text-indent="false" style:text-autospace="none" style:punctuation-wrap="simple">
        <style:tab-stops>
          <style:tab-stop style:position="0in"/>
        </style:tab-stops>
      </style:paragraph-properties>
      <style:text-properties fo:color="#000000" style:font-name="Arial" fo:font-size="10pt" style:font-size-asian="10pt" style:font-name-complex="Arial"/>
    </style:style>
    <style:style style:name="P14" style:family="paragraph" style:parent-style-name="Standard">
      <style:paragraph-properties fo:margin-left="0.25in" fo:margin-right="0in" fo:text-indent="0in" style:auto-text-indent="false" style:text-autospace="none" style:punctuation-wrap="simple">
        <style:tab-stops>
          <style:tab-stop style:position="0in"/>
        </style:tab-stops>
      </style:paragraph-properties>
      <style:text-properties fo:color="#000000" style:font-name="Arial" fo:font-size="10pt" style:font-size-asian="10pt" style:font-name-complex="Arial" style:font-size-complex="10pt"/>
    </style:style>
    <style:style style:name="P15" style:family="paragraph" style:parent-style-name="Standard">
      <style:paragraph-properties fo:margin-left="0.25in" fo:margin-right="0in" fo:text-indent="0in" style:auto-text-indent="false" style:text-autospace="none" style:punctuation-wrap="simple">
        <style:tab-stops>
          <style:tab-stop style:position="0in"/>
          <style:tab-stop style:position="0.25in"/>
        </style:tab-stops>
      </style:paragraph-properties>
      <style:text-properties fo:color="#000000" style:font-name="Arial" fo:font-size="10pt" style:font-size-asian="10pt" style:font-name-complex="Arial" style:font-size-complex="10pt"/>
    </style:style>
    <style:style style:name="P16" style:family="paragraph" style:parent-style-name="Standard">
      <style:paragraph-properties fo:margin-left="0.25in" fo:margin-right="0in" fo:text-indent="0in" style:auto-text-indent="false" style:text-autospace="none" style:punctuation-wrap="simple">
        <style:tab-stops>
          <style:tab-stop style:position="0in"/>
        </style:tab-stops>
      </style:paragraph-properties>
      <style:text-properties fo:color="#000000" style:font-name="Arial" fo:font-size="10pt" fo:font-weight="bold" style:font-size-asian="10pt" style:font-weight-asian="bold" style:font-name-complex="Arial"/>
    </style:style>
    <style:style style:name="P17" style:family="paragraph" style:parent-style-name="Standard">
      <style:paragraph-properties fo:margin-left="0.25in" fo:margin-right="0in" fo:text-indent="0in" style:auto-text-indent="false" style:text-autospace="none" style:punctuation-wrap="simple">
        <style:tab-stops>
          <style:tab-stop style:position="0in"/>
        </style:tab-stops>
      </style:paragraph-properties>
      <style:text-properties fo:color="#000000" style:font-name="Arial" fo:font-size="10pt" fo:font-weight="normal" style:font-size-asian="10pt" style:font-weight-asian="normal" style:font-name-complex="Arial" style:font-weight-complex="normal"/>
    </style:style>
    <style:style style:name="P18" style:family="paragraph" style:parent-style-name="Standard">
      <style:paragraph-properties fo:margin-left="0.25in" fo:margin-right="0in" fo:text-indent="0in" style:auto-text-indent="false" style:text-autospace="none" style:punctuation-wrap="simple">
        <style:tab-stops>
          <style:tab-stop style:position="1.05in"/>
        </style:tab-stops>
      </style:paragraph-properties>
    </style:style>
    <style:style style:name="P19" style:family="paragraph" style:parent-style-name="Text_20_body">
      <style:paragraph-properties fo:margin-left="0.25in" fo:margin-right="0in" fo:text-align="start" style:justify-single-word="false" fo:text-indent="0in" style:auto-text-indent="false">
        <style:tab-stops>
          <style:tab-stop style:position="0in"/>
        </style:tab-stops>
      </style:paragraph-properties>
      <style:text-properties style:font-name-complex="Arial"/>
    </style:style>
    <style:style style:name="P20" style:family="paragraph" style:parent-style-name="Text_20_body">
      <style:paragraph-properties fo:margin-left="0.25in" fo:margin-right="0in" fo:text-align="center" style:justify-single-word="false" fo:text-indent="0in" style:auto-text-indent="false">
        <style:tab-stops>
          <style:tab-stop style:position="0in"/>
        </style:tab-stops>
      </style:paragraph-properties>
    </style:style>
    <style:style style:name="P21" style:family="paragraph" style:parent-style-name="Standard" style:list-style-name="L1">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font-size-complex="10pt"/>
    </style:style>
    <style:style style:name="P22" style:family="paragraph" style:parent-style-name="Standard" style:list-style-name="L1">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font-size-complex="10pt"/>
    </style:style>
    <style:style style:name="P23" style:family="paragraph" style:parent-style-name="Standard" style:list-style-name="L1">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font-size-complex="10pt"/>
    </style:style>
    <style:style style:name="P24" style:family="paragraph" style:parent-style-name="Standard" style:list-style-name="L1">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font-size-complex="10pt"/>
    </style:style>
    <style:style style:name="P25" style:family="paragraph" style:parent-style-name="Standard" style:list-style-name="L1">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font-size-complex="10pt"/>
    </style:style>
    <style:style style:name="P26" style:family="paragraph" style:parent-style-name="Standard" style:list-style-name="L1">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font-size-complex="10pt"/>
    </style:style>
    <style:style style:name="P27" style:family="paragraph" style:parent-style-name="Standard" style:list-style-name="L2">
      <style:paragraph-properties fo:margin-left="0in" fo:margin-right="0in" fo:text-indent="0in" style:auto-text-indent="false" style:text-autospace="none" style:punctuation-wrap="simple">
        <style:tab-stops/>
      </style:paragraph-properties>
      <style:text-properties fo:color="#000000" style:font-name="Arial" fo:font-size="10pt" style:font-size-asian="10pt" style:font-name-complex="Arial" style:font-size-complex="10pt"/>
    </style:style>
    <style:style style:name="P28" style:family="paragraph" style:parent-style-name="Standard" style:list-style-name="L4">
      <style:paragraph-properties fo:margin-left="0in" fo:margin-right="0in" fo:text-indent="0in" style:auto-text-indent="false" style:text-autospace="none" style:punctuation-wrap="simple">
        <style:tab-stops>
          <style:tab-stop style:position="0in"/>
        </style:tab-stops>
      </style:paragraph-properties>
      <style:text-properties fo:color="#000000" style:font-name="Arial" fo:font-size="10pt" style:font-size-asian="10pt" style:font-name-complex="Arial" style:font-size-complex="10pt"/>
    </style:style>
    <style:style style:name="P29" style:family="paragraph" style:parent-style-name="Standard" style:list-style-name="L2">
      <style:paragraph-properties fo:margin-left="0in" fo:margin-right="0in" fo:text-indent="0in" style:auto-text-indent="false" style:text-autospace="none" style:punctuation-wrap="simple">
        <style:tab-stops/>
      </style:paragraph-properties>
      <style:text-properties fo:color="#000000" style:font-name="Arial" fo:font-size="10pt" style:font-size-asian="10pt" style:font-name-complex="Arial"/>
    </style:style>
    <style:style style:name="P30" style:family="paragraph" style:parent-style-name="Standard" style:list-style-name="L2">
      <style:paragraph-properties fo:margin-left="0in" fo:margin-right="0in" fo:text-indent="0in" style:auto-text-indent="false" style:text-autospace="none" style:punctuation-wrap="simple">
        <style:tab-stops/>
      </style:paragraph-properties>
      <style:text-properties fo:color="#000000" style:font-name="Arial" fo:font-size="10pt" style:font-size-asian="10pt" style:font-name-complex="Arial"/>
    </style:style>
    <style:style style:name="P31" style:family="paragraph" style:parent-style-name="Standard" style:list-style-name="L2">
      <style:paragraph-properties fo:margin-left="0in" fo:margin-right="0in" fo:text-indent="0in" style:auto-text-indent="false" style:text-autospace="none" style:punctuation-wrap="simple">
        <style:tab-stops/>
      </style:paragraph-properties>
      <style:text-properties fo:color="#000000" style:font-name="Arial" fo:font-size="10pt" style:font-size-asian="10pt" style:font-name-complex="Arial"/>
    </style:style>
    <style:style style:name="P32" style:family="paragraph" style:parent-style-name="Standard" style:list-style-name="L2">
      <style:paragraph-properties fo:margin-left="0in" fo:margin-right="0in" fo:text-indent="0in" style:auto-text-indent="false" style:text-autospace="none" style:punctuation-wrap="simple">
        <style:tab-stops/>
      </style:paragraph-properties>
      <style:text-properties fo:color="#000000" style:font-name="Arial" fo:font-size="10pt" style:font-size-asian="10pt" style:font-name-complex="Arial"/>
    </style:style>
    <style:style style:name="P33" style:family="paragraph" style:parent-style-name="Standard" style:list-style-name="L8">
      <style:paragraph-properties fo:margin-left="0in" fo:margin-right="0in" fo:text-indent="0in" style:auto-text-indent="false" style:text-autospace="none" style:punctuation-wrap="simple">
        <style:tab-stops/>
      </style:paragraph-properties>
      <style:text-properties fo:color="#000000" style:font-name="Arial" fo:font-size="10pt" style:font-size-asian="10pt" style:font-name-complex="Arial"/>
    </style:style>
    <style:style style:name="P34" style:family="paragraph" style:parent-style-name="Standard" style:list-style-name="L9">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35" style:family="paragraph" style:parent-style-name="Standard" style:list-style-name="L9">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36" style:family="paragraph" style:parent-style-name="Standard" style:list-style-name="L9">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37" style:family="paragraph" style:parent-style-name="Standard" style:list-style-name="L10">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38" style:family="paragraph" style:parent-style-name="Standard" style:list-style-name="L10">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39" style:family="paragraph" style:parent-style-name="Standard" style:list-style-name="L10">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0" style:family="paragraph" style:parent-style-name="Standard" style:list-style-name="L10">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1" style:family="paragraph" style:parent-style-name="Standard" style:list-style-name="L11">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2" style:family="paragraph" style:parent-style-name="Standard" style:list-style-name="L11">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3" style:family="paragraph" style:parent-style-name="Standard" style:list-style-name="L12">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4" style:family="paragraph" style:parent-style-name="Standard" style:list-style-name="L12">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5" style:family="paragraph" style:parent-style-name="Standard" style:list-style-name="L12">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6" style:family="paragraph" style:parent-style-name="Standard" style:list-style-name="L12">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7" style:family="paragraph" style:parent-style-name="Standard" style:list-style-name="L12">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8" style:family="paragraph" style:parent-style-name="Standard" style:list-style-name="L13">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49" style:family="paragraph" style:parent-style-name="Standard" style:list-style-name="L14">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50" style:family="paragraph" style:parent-style-name="Standard" style:list-style-name="L14">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51" style:family="paragraph" style:parent-style-name="Standard" style:list-style-name="L14">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52" style:family="paragraph" style:parent-style-name="Standard" style:list-style-name="L14">
      <style:paragraph-properties fo:margin-left="0in" fo:margin-right="0in" fo:text-indent="0in" style:auto-text-indent="false" style:text-autospace="none" style:punctuation-wrap="simple">
        <style:tab-stops>
          <style:tab-stop style:position="1in"/>
        </style:tab-stops>
      </style:paragraph-properties>
      <style:text-properties fo:color="#000000" style:font-name="Arial" fo:font-size="10pt" style:font-size-asian="10pt" style:font-name-complex="Arial"/>
    </style:style>
    <style:style style:name="P53" style:family="paragraph" style:parent-style-name="Standard" style:list-style-name="L5">
      <style:paragraph-properties fo:margin-left="0in" fo:margin-right="0in" fo:text-indent="0in" style:auto-text-indent="false" style:text-autospace="none" style:punctuation-wrap="simple">
        <style:tab-stops>
          <style:tab-stop style:position="1in"/>
        </style:tab-stops>
      </style:paragraph-properties>
    </style:style>
    <style:style style:name="P54" style:family="paragraph" style:parent-style-name="Standard" style:list-style-name="L6">
      <style:paragraph-properties fo:margin-left="0in" fo:margin-right="0in" fo:text-indent="0in" style:auto-text-indent="false" style:text-autospace="none" style:punctuation-wrap="simple">
        <style:tab-stops>
          <style:tab-stop style:position="0.5in"/>
        </style:tab-stops>
      </style:paragraph-properties>
    </style:style>
    <style:style style:name="P55" style:family="paragraph" style:parent-style-name="Standard" style:list-style-name="L7">
      <style:paragraph-properties fo:margin-left="0in" fo:margin-right="0in" fo:text-indent="0in" style:auto-text-indent="false" style:text-autospace="none" style:punctuation-wrap="simple">
        <style:tab-stops/>
      </style:paragraph-properties>
    </style:style>
    <style:style style:name="P56" style:family="paragraph" style:parent-style-name="Standard" style:list-style-name="L7">
      <style:paragraph-properties fo:margin-left="0in" fo:margin-right="0in" fo:text-indent="0in" style:auto-text-indent="false" style:text-autospace="none" style:punctuation-wrap="simple">
        <style:tab-stops/>
      </style:paragraph-properties>
    </style:style>
    <style:style style:name="P57" style:family="paragraph" style:parent-style-name="Standard" style:list-style-name="L7">
      <style:paragraph-properties fo:margin-left="0in" fo:margin-right="0in" fo:text-indent="0in" style:auto-text-indent="false" style:text-autospace="none" style:punctuation-wrap="simple">
        <style:tab-stops/>
      </style:paragraph-properties>
    </style:style>
    <style:style style:name="P58" style:family="paragraph" style:parent-style-name="Standard" style:list-style-name="L7">
      <style:paragraph-properties fo:margin-left="0in" fo:margin-right="0in" fo:text-indent="0in" style:auto-text-indent="false" style:text-autospace="none" style:punctuation-wrap="simple">
        <style:tab-stops/>
      </style:paragraph-properties>
    </style:style>
    <style:style style:name="P59" style:family="paragraph" style:parent-style-name="Standard" style:list-style-name="L8">
      <style:paragraph-properties fo:margin-left="0in" fo:margin-right="0in" fo:text-indent="0in" style:auto-text-indent="false" style:text-autospace="none" style:punctuation-wrap="simple">
        <style:tab-stops/>
      </style:paragraph-properties>
    </style:style>
    <style:style style:name="P60" style:family="paragraph" style:parent-style-name="Standard" style:list-style-name="L15">
      <style:paragraph-properties fo:margin-left="0in" fo:margin-right="0in" fo:text-indent="0in" style:auto-text-indent="false" style:text-autospace="none" style:punctuation-wrap="simple">
        <style:tab-stops/>
      </style:paragraph-properties>
    </style:style>
    <style:style style:name="P61" style:family="paragraph" style:parent-style-name="Standard" style:list-style-name="L16">
      <style:paragraph-properties fo:margin-left="0in" fo:margin-right="0in" fo:text-indent="0in" style:auto-text-indent="false" style:text-autospace="none" style:punctuation-wrap="simple">
        <style:tab-stops/>
      </style:paragraph-properties>
    </style:style>
    <style:style style:name="P62" style:family="paragraph" style:parent-style-name="Standard" style:list-style-name="L16">
      <style:paragraph-properties fo:margin-left="0in" fo:margin-right="0in" fo:text-indent="0in" style:auto-text-indent="false" style:text-autospace="none" style:punctuation-wrap="simple">
        <style:tab-stops/>
      </style:paragraph-properties>
    </style:style>
    <style:style style:name="P63" style:family="paragraph" style:parent-style-name="Standard" style:list-style-name="L16">
      <style:paragraph-properties fo:margin-left="0in" fo:margin-right="0in" fo:text-indent="0in" style:auto-text-indent="false" style:text-autospace="none" style:punctuation-wrap="simple">
        <style:tab-stops/>
      </style:paragraph-properties>
    </style:style>
    <style:style style:name="P64" style:family="paragraph" style:parent-style-name="Standard" style:list-style-name="L16">
      <style:paragraph-properties fo:margin-left="0in" fo:margin-right="0in" fo:text-indent="0in" style:auto-text-indent="false" style:text-autospace="none" style:punctuation-wrap="simple">
        <style:tab-stops/>
      </style:paragraph-properties>
    </style:style>
    <style:style style:name="P65" style:family="paragraph" style:parent-style-name="Standard" style:list-style-name="L16">
      <style:paragraph-properties fo:margin-left="0in" fo:margin-right="0in" fo:text-indent="0in" style:auto-text-indent="false" style:text-autospace="none" style:punctuation-wrap="simple">
        <style:tab-stops/>
      </style:paragraph-properties>
    </style:style>
    <style:style style:name="P66" style:family="paragraph" style:parent-style-name="Standard" style:list-style-name="L16">
      <style:paragraph-properties fo:margin-left="0in" fo:margin-right="0in" fo:text-indent="0in" style:auto-text-indent="false" style:text-autospace="none" style:punctuation-wrap="simple">
        <style:tab-stops/>
      </style:paragraph-properties>
    </style:style>
    <style:style style:name="P67" style:family="paragraph" style:parent-style-name="Standard" style:list-style-name="L16">
      <style:paragraph-properties fo:margin-left="0in" fo:margin-right="0in" fo:text-indent="0in" style:auto-text-indent="false" style:text-autospace="none" style:punctuation-wrap="simple">
        <style:tab-stops/>
      </style:paragraph-properties>
    </style:style>
    <style:style style:name="P68" style:family="paragraph" style:parent-style-name="Standard" style:list-style-name="L16">
      <style:paragraph-properties fo:margin-left="0in" fo:margin-right="0in" fo:text-indent="0in" style:auto-text-indent="false" style:text-autospace="none" style:punctuation-wrap="simple">
        <style:tab-stops/>
      </style:paragraph-properties>
    </style:style>
    <style:style style:name="P69" style:family="paragraph" style:parent-style-name="Standard" style:list-style-name="L16">
      <style:paragraph-properties fo:margin-left="0in" fo:margin-right="0in" fo:text-indent="0in" style:auto-text-indent="false" style:text-autospace="none" style:punctuation-wrap="simple">
        <style:tab-stops/>
      </style:paragraph-properties>
    </style:style>
    <style:style style:name="P70" style:family="paragraph" style:parent-style-name="Standard" style:list-style-name="L17">
      <style:paragraph-properties fo:margin-left="0in" fo:margin-right="0in" fo:keep-together="always" fo:text-indent="0in" style:auto-text-indent="false" fo:keep-with-next="always" style:text-autospace="none" style:punctuation-wrap="simple">
        <style:tab-stops/>
      </style:paragraph-properties>
      <style:text-properties fo:color="#000000" style:font-name="Arial" fo:font-size="10pt" style:font-size-asian="10pt" style:font-name-complex="Arial"/>
    </style:style>
    <style:style style:name="P71" style:family="paragraph" style:parent-style-name="Standard" style:list-style-name="L8">
      <style:paragraph-properties fo:margin-left="0.4925in" fo:margin-right="0in" fo:text-indent="0in" style:auto-text-indent="false" style:text-autospace="none" style:punctuation-wrap="simple">
        <style:tab-stops/>
      </style:paragraph-properties>
    </style:style>
    <style:style style:name="P72" style:family="paragraph" style:parent-style-name="Standard" style:list-style-name="L8">
      <style:paragraph-properties fo:margin-left="0.4925in" fo:margin-right="0in" fo:text-indent="0in" style:auto-text-indent="false" style:text-autospace="none" style:punctuation-wrap="simple">
        <style:tab-stops/>
      </style:paragraph-properties>
    </style:style>
    <style:style style:name="P73" style:family="paragraph" style:parent-style-name="Standard" style:list-style-name="L8">
      <style:paragraph-properties fo:margin-left="0.4925in" fo:margin-right="0in" fo:text-indent="0in" style:auto-text-indent="false" style:text-autospace="none" style:punctuation-wrap="simple">
        <style:tab-stops/>
      </style:paragraph-properties>
    </style:style>
    <style:style style:name="P74" style:family="paragraph" style:parent-style-name="Standard" style:list-style-name="L8">
      <style:paragraph-properties fo:margin-left="0.4925in" fo:margin-right="0in" fo:text-indent="0in" style:auto-text-indent="false" style:text-autospace="none" style:punctuation-wrap="simple">
        <style:tab-stops/>
      </style:paragraph-properties>
    </style:style>
    <style:style style:name="P75" style:family="paragraph" style:parent-style-name="Standard" style:list-style-name="L8">
      <style:paragraph-properties fo:margin-left="0.4925in" fo:margin-right="0in" fo:text-indent="0in" style:auto-text-indent="false" style:text-autospace="none" style:punctuation-wrap="simple">
        <style:tab-stops/>
      </style:paragraph-properties>
    </style:style>
    <style:style style:name="P76" style:family="paragraph" style:parent-style-name="Standard" style:list-style-name="L8">
      <style:paragraph-properties fo:margin-left="0.4925in" fo:margin-right="0in" fo:text-indent="0in" style:auto-text-indent="false" style:text-autospace="none" style:punctuation-wrap="simple">
        <style:tab-stops/>
      </style:paragraph-properties>
    </style:style>
    <style:style style:name="P77" style:family="paragraph" style:parent-style-name="Standard" style:list-style-name="L8">
      <style:paragraph-properties fo:margin-left="0.4925in" fo:margin-right="0in" fo:text-indent="0in" style:auto-text-indent="false" style:text-autospace="none" style:punctuation-wrap="simple">
        <style:tab-stops/>
      </style:paragraph-properties>
    </style:style>
    <style:style style:name="P78" style:family="paragraph" style:parent-style-name="Standard" style:list-style-name="L8">
      <style:paragraph-properties fo:margin-left="0.4925in" fo:margin-right="0in" fo:text-indent="0in" style:auto-text-indent="false" style:text-autospace="none" style:punctuation-wrap="simple">
        <style:tab-stops/>
      </style:paragraph-properties>
    </style:style>
    <style:style style:name="P79" style:family="paragraph" style:parent-style-name="Standard" style:list-style-name="L8">
      <style:paragraph-properties fo:margin-left="0.4925in" fo:margin-right="0in" fo:text-indent="0in" style:auto-text-indent="false" style:text-autospace="none" style:punctuation-wrap="simple">
        <style:tab-stops/>
      </style:paragraph-properties>
    </style:style>
    <style:style style:name="P80" style:family="paragraph" style:parent-style-name="Standard" style:list-style-name="L8">
      <style:paragraph-properties fo:margin-left="0.4925in" fo:margin-right="0in" fo:text-indent="0in" style:auto-text-indent="false" style:text-autospace="none" style:punctuation-wrap="simple">
        <style:tab-stops/>
      </style:paragraph-properties>
      <style:text-properties fo:color="#000000" style:font-name="Arial" fo:font-size="10pt" style:font-size-asian="10pt" style:font-name-complex="Arial"/>
    </style:style>
    <style:style style:name="P81" style:family="paragraph" style:parent-style-name="Standard" style:list-style-name="L8">
      <style:paragraph-properties fo:margin-left="0.4925in" fo:margin-right="0in" fo:text-indent="0in" style:auto-text-indent="false" style:text-autospace="none" style:punctuation-wrap="simple">
        <style:tab-stops/>
      </style:paragraph-properties>
      <style:text-properties fo:color="#000000" style:font-name="Arial" fo:font-size="10pt" style:font-size-asian="10pt" style:font-name-complex="Arial"/>
    </style:style>
    <style:style style:name="P82" style:family="paragraph" style:parent-style-name="Standard" style:list-style-name="L8">
      <style:paragraph-properties fo:margin-left="0.4925in" fo:margin-right="0in" fo:text-indent="0in" style:auto-text-indent="false" style:text-autospace="none" style:punctuation-wrap="simple">
        <style:tab-stops/>
      </style:paragraph-properties>
      <style:text-properties fo:color="#000000" style:font-name="Arial" fo:font-size="10pt" style:font-size-asian="10pt" style:font-name-complex="Arial"/>
    </style:style>
    <style:style style:name="P83" style:family="paragraph" style:parent-style-name="Title" style:master-page-name="Standard">
      <style:text-properties style:font-name="Arial" style:font-name-complex="Arial"/>
    </style:style>
    <style:style style:name="T1" style:family="text">
      <style:text-properties style:font-name="Arial" style:font-name-complex="Arial"/>
    </style:style>
    <style:style style:name="T2" style:family="text">
      <style:text-properties style:font-name="Arial" style:font-name-complex="Arial" style:font-size-complex="12pt"/>
    </style:style>
    <style:style style:name="T3" style:family="text">
      <style:text-properties style:font-name="Arial" fo:font-size="10pt" fo:font-weight="bold" style:font-size-asian="10pt" style:font-weight-asian="bold" style:font-name-complex="Arial"/>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size-complex="10pt"/>
    </style:style>
    <style:style style:name="T6" style:family="text">
      <style:text-properties style:font-name-complex="Arial"/>
    </style:style>
    <style:style style:name="T7" style:family="text">
      <style:text-properties fo:color="#0000ff" style:font-name="Arial" fo:font-size="10pt" style:font-size-asian="10pt" style:font-name-complex="Arial"/>
    </style:style>
    <style:style style:name="T8" style:family="text">
      <style:text-properties fo:color="#0000ff" style:font-name="Arial" fo:font-size="10pt" style:font-size-asian="10pt" style:font-name-complex="Arial" style:font-size-complex="10pt"/>
    </style:style>
    <style:style style:name="T9" style:family="text">
      <style:text-properties fo:color="#0000ff" style:font-name="Arial" fo:font-size="10pt" fo:font-weight="bold" style:font-size-asian="10pt" style:font-weight-asian="bold" style:font-name-complex="Arial"/>
    </style:style>
    <style:style style:name="T10" style:family="text">
      <style:text-properties fo:color="#0000ff" style:font-name="Arial" fo:font-size="10pt" fo:font-weight="normal" style:font-size-asian="10pt" style:font-weight-asian="normal" style:font-name-complex="Arial" style:font-weight-complex="normal"/>
    </style:style>
    <style:style style:name="T11" style:family="text">
      <style:text-properties fo:color="#000000" style:font-name="Arial" fo:font-size="10pt" style:font-size-asian="10pt" style:font-name-complex="Arial"/>
    </style:style>
    <style:style style:name="T12" style:family="text">
      <style:text-properties fo:color="#000000" style:font-name="Arial" fo:font-size="10pt" style:font-size-asian="10pt" style:font-name-complex="Arial" style:font-size-complex="10pt"/>
    </style:style>
    <style:style style:name="T13" style:family="text">
      <style:text-properties fo:color="#000000" style:font-name="Arial" fo:font-size="10pt" style:font-size-asian="10pt" style:font-name-complex="Arial" style:font-weight-complex="bold"/>
    </style:style>
    <style:style style:name="T14" style:family="text">
      <style:text-properties fo:color="#000000" style:font-name="Arial" fo:font-size="10pt" fo:font-weight="bold" style:font-size-asian="10pt" style:font-weight-asian="bold" style:font-name-complex="Arial"/>
    </style:style>
    <style:style style:name="T15" style:family="text">
      <style:text-properties fo:color="#000000" style:font-name="Arial" fo:font-size="10pt" fo:font-style="italic" style:font-size-asian="10pt" style:font-style-asian="italic" style:font-name-complex="Arial" style:font-style-complex="italic"/>
    </style:style>
    <style:style style:name="T16" style:family="text">
      <style:text-properties fo:color="#000000" style:font-name="Arial" fo:font-size="10pt" fo:font-weight="normal" style:font-size-asian="10pt" style:font-weight-asian="normal" style:font-name-complex="Arial" style:font-weight-complex="normal"/>
    </style:style>
    <style:style style:name="T17" style:family="text">
      <style:text-properties fo:color="#000000" style:text-position="super 58%" style:font-name="Arial" fo:font-size="10pt" fo:font-style="italic" style:font-size-asian="10pt" style:font-style-asian="italic" style:font-name-complex="Arial" style:font-style-complex="italic"/>
    </style:style>
    <style:style style:name="T18" style:family="text">
      <style:text-properties fo:color="#800000" style:font-name="Arial" fo:font-size="10pt" style:font-size-asian="10pt" style:font-name-complex="Arial"/>
    </style:style>
    <style:style style:name="T19" style:family="text">
      <style:text-properties fo:font-weight="bold" style:font-weight-asian="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Chad Woolley</text:p>
      <text:p text:style-name="Title"><text:a xlink:type="simple" xlink:href="mailto:thewoolleyman@gmail.com"><text:span text:style-name="Internet_20_link"><text:span text:style-name="T1">thewoolleyman@gmail.com</text:span></text:span></text:a><text:span text:style-name="T1"> <text:s/>- </text:span><text:a xlink:type="simple" xlink:href="http://www.thewoolleyweb.com/resume_woolley.html"><text:span text:style-name="Internet_20_link"><text:span text:style-name="T2">http://www.thewoolleyweb.com/resume_woolley.html</text:span></text:span></text:a></text:p>
      <text:p text:style-name="P1">520-546-9483 (Home) - 520-861-1183 (Cell) - P.O. Box 18514 - <text:a xlink:type="simple" xlink:href="http://www.flickr.com/photos/93332249@N00/85770997/">Tucson</text:a>, AZ <text:s/>85731</text:p>
      <text:p text:style-name="P1"/>
      <text:p text:style-name="Title"><text:span text:style-name="T1">Alternate Formats: </text:span><text:a xlink:type="simple" xlink:href="http://thewoolleyweb.com/resume/resume_woolley.odt"><text:span text:style-name="Internet_20_link"><text:span text:style-name="T1">OpenOffice</text:span></text:span></text:a><text:span text:style-name="T1">, </text:span><text:a xlink:type="simple" xlink:href="http://thewoolleyweb.com/resume/resume_woolley.doc"><text:span text:style-name="Internet_20_link"><text:span text:style-name="T1">MS Word</text:span></text:span></text:a><text:span text:style-name="T1">, </text:span><text:a xlink:type="simple" xlink:href="http://thewoolleyweb.com/resume/resume_woolley.txt" text:style-name="Internet_20_link" text:visited-style-name="Visited_20_Internet_20_Link"><text:span text:style-name="Internet_20_link"><text:span text:style-name="T1">Text</text:span></text:span></text:a><text:span text:style-name="T1">, </text:span><text:a xlink:type="simple" xlink:href="http://thewoolleyweb.com/resume/resume_woolley.html" text:style-name="Internet_20_link" text:visited-style-name="Visited_20_Internet_20_Link"><text:span text:style-name="Internet_20_link"><text:span text:style-name="T1">HTML</text:span></text:span></text:a><text:span text:style-name="T1">, </text:span><text:a xlink:type="simple" xlink:href="http://thewoolleyweb.com/resume/resume_woolley.xhtml"><text:span text:style-name="Internet_20_link"><text:span text:style-name="T1">XHTML</text:span></text:span></text:a><text:span text:style-name="T1">, </text:span><text:a xlink:type="simple" xlink:href="http://thewoolleyweb.com/resume/resume_woolley.pdf"><text:span text:style-name="Internet_20_link"><text:span text:style-name="T1">PDF</text:span></text:span></text:a><text:span text:style-name="T1">, </text:span><text:a xlink:type="simple" xlink:href="http://thewoolleyweb.com/resume/resume_woolley.rtf" text:visited-style-name="Visited_20_Internet_20_Link"><text:span text:style-name="Internet_20_link"><text:span text:style-name="T1">RTF</text:span></text:span></text:a></text:p>
      <text:p text:style-name="Title"/>
      <text:p text:style-name="P2">Please Read This First:</text:p>
      <text:p text:style-name="Text_20_body_20_indent"><text:span text:style-name="T6">Hi, I'm </text:span><text:a xlink:type="simple" xlink:href="http://www.flickr.com/photos/93332249@N00/54240742/"><text:span text:style-name="T6">Chad</text:span></text:a><text:span text:style-name="T6">. <text:s/>Thanks for taking the time to read my resume. <text:s/>In past positions, I have participated in interviewing and hiring people to work on my team. <text:s/>So, I know how difficult it is to identify a good (or bad) candidate based solely on a traditional resume and interview. <text:s/>From an interviewee's perspective, it is also difficult to make yourself stand out from the crowd, even if you know you are right for the job. <text:s/>That's why I invite you to review my work (see Open Source contributions below), talk to my references and associates (</text:span><text:a xlink:type="simple" xlink:href="http://www.thewoolleyweb.com/references_woolley.html"><text:span text:style-name="Internet_20_link"><text:span text:style-name="T6">http://www.thewoolleyweb.com/references_woolley.html</text:span></text:span></text:a><text:span text:style-name="T6">), ask me to do research and a presentation on a topic of your choice, or work with your team for a couple of hours. <text:s/>I'm convinced that I can be a strong asset to your team, and I'm willing to do whatever it takes to convince you too. <text:s/>If you just like rea</text:span>ding resumes, then here's an exhaustive and somewhat boring (yet hopefully enlightening) inventory of my professional life. <text:s/>If you prefer one page resumes, well, I'm sorry :(. <text:s/>Some of my early experience is a <text:a xlink:type="simple" xlink:href="http://www.ibm.com/software/os/warp/">bit dated</text:a>, but <text:a xlink:type="simple" xlink:href="http://www.google.com/search?q=Publilius+Syrus+biography"><text:span text:style-name="Internet_20_link">it is better to learn late than never.</text:span></text:a> </text:p>
      <text:p text:style-name="P3"/>
      <text:p text:style-name="P2">Idealistic Objectives:</text:p>
      <text:p text:style-name="Text_20_body_20_indent">To provide value. <text:s/>To be <text:a xlink:type="simple" xlink:href="http://agilemanifesto.org/">Agile</text:a>. To think <text:a xlink:type="simple" xlink:href="http://www.pragmaticprogrammer.com/">pragmatically</text:a> outside the box. <text:s/>To test early and <text:a xlink:type="simple" xlink:href="http://ci.thewoolleyweb.com/">often</text:a>. <text:s/>To have integrity. <text:s/>To be honest. <text:s/>To have <text:a xlink:type="simple" xlink:href="http://www.flickr.com/photos/thewoolleyman/1481438310/">fun</text:a>!</text:p>
      <text:p text:style-name="P6"/>
      <text:p text:style-name="P2">Pragmatic Objectives:</text:p>
      <text:p text:style-name="Text_20_body_20_indent">I'm currently happy with my full-time job at <text:a xlink:type="simple" xlink:href="http://pivotallabs.com/">Pivotal Labs</text:a>, a unique place filled with incredible people who "get it". <text:s/>However, I am open to part-time, flexible-hours, remote contract work.</text:p>
      <text:p text:style-name="P6"/>
      <text:p text:style-name="P2">Professional Profile and Philosophy:</text:p>
      <text:p text:style-name="Text_20_body_20_indent">I have been developing and maintaining software and performing system administration professionally since 1992. <text:s/>I have experience with a lot of tools and technologies, many of which I've taught myself. <text:s/>What I don't know, I can learn, sometimes with the help of my actively-maintained network of professional contacts and friends (if, of course, Googling, mailing lists, and RTFM'ing fails me). <text:s/>I use Linux on my main PC, OS X on my laptop, and all the applications I use on it are free or legally purchased. <text:s/>I think <text:a xlink:type="simple" xlink:href="http://www.pragmaticprogrammer.com/">The Pragmatic Programmer</text:a> is a very good book that every software developer should read, and I subscribe to the <text:a xlink:type="simple" xlink:href="http://agilemanifesto.org/principles.html">Agile Manifesto</text:a>, the <text:a xlink:type="simple" xlink:href="http://pmdoi.org/">Declaration of Interdependence</text:a>, and the <text:a xlink:type="simple" xlink:href="http://en.wikipedia.org/wiki/Hacker_ethic">Hacker Ethic</text:a> (except the parts I disagree with). <text:s/>I appreciate a <text:a xlink:type="simple" xlink:href="http://zedshaw.com/rants/programmer_stats.html">good rant</text:a>, and have been known to have a few myself.</text:p>
      <text:p text:style-name="Text_20_body_20_indent"/>
      <text:p text:style-name="Text_20_body_20_indent">In my career, I've performed coding, system administration, performance tuning, testing, documentation, training, QA, planning, analysis, sizing, design, integration and support roles on many diverse projects, covering a wide range of operating systems, languages, environments and tools. I have practical experience in all project phases, from requirements-gathering through planning and deployment/maintenance. <text:s/>I consider constant communication with the customer and users a priority! <text:s/>I've held Team Lead positions, where I was responsible for the training and direction of multiple team members. I know how to read and <text:a xlink:type="simple" xlink:href="http://geminstaller.rubyforge.org/documentation/index.html">write documentation</text:a>.</text:p>
      <text:p text:style-name="Text_20_body_20_indent"/>
      <text:p text:style-name="Text_20_body_20_indent">I have learned as much from my failures as I have from my successes, both individually and as part of a group. <text:s/></text:p>
      <text:p text:style-name="Text_20_body_20_indent"/>
      <text:p text:style-name="Text_20_body_20_indent">I take pride in having a positive attitude, and I handle assignments with a proactive approach, focus on innovation, high quality and efficiency. <text:s/>I strive to consider the long-term costs and impacts of all decisions, address challenges in a practical manner, identify inefficiencies and unnecessary cost/effort, and offer solutions to resolve issues. <text:s/>I am a quick learner (although that's changing as I get older), a self-starter (but that isn't), and have very good attention to detail (at least my automated tests do!). <text:s/>I use my experience and knowledge to help others grow professionally, and seek out others who do likewise. <text:s/>I believe in integrity and honesty, and I'm confident that I can excel in any task that is assigned to me. <text:s/>Even more with a pair.</text:p>
      <text:p text:style-name="P4"/>
      <text:p text:style-name="P2">Publications, Presentations, and Awards:</text:p>
      <text:list text:style-name="L1">
        <text:list-item>
          <text:p text:style-name="P21">I have a <text:a xlink:type="simple" xlink:href="http://pivots.pivotallabs.com/users/chad/blog">blog</text:a> at Pivotal Labs.</text:p>
        </text:list-item>
        <text:list-item>
          <text:p text:style-name="P21">CI for the Rails Guy (or Gal) - An update of my Continuous Integration tutorial for <text:a xlink:type="simple" xlink:href="http://en.oreilly.com/rails2008">RailsConf 2008</text:a>.</text:p>
        </text:list-item>
        <text:list-item>
          <text:p text:style-name="P21"><text:a xlink:type="simple" xlink:href="http://thewoolleyweb.com/ci_for_the_web_2.0_guy_or_gal/presentation/ci_for_the_web_2.0_guy_or_gal.pdf"><text:span text:style-name="T8">CI for the Web 2.0 Guy (or Gal)</text:span></text:a><text:span text:style-name="T12"> - A hands-on tutorial on Continuous Integration presented at the Agile 2007 conference.</text:span></text:p>
        </text:list-item>
      </text:list>
      <text:list text:style-name="L2">
        <text:list-item>
          <text:p text:style-name="P27">"<text:a xlink:type="simple" xlink:href="http://www.ibm.com/developerworks/edu/j-dw-java-springswing-i.html">Introduction to Spring Using Swing</text:a>" - A tutorial published on <text:a xlink:type="simple" xlink:href="http://www.ibm.com/developerworks">IBM DeveloperWorks</text:a> </text:p>
        </text:list-item>
      </text:list>
      <text:list text:style-name="L1">
        <text:list-item text:start-value="1">
          <text:p text:style-name="P21">Winner in the <text:a xlink:type="simple" xlink:href="http://www.workingwithrails.com/hackfest/17-monthly-november-2-7">November 2007 Rails Hackfest</text:a></text:p>
        </text:list-item>
        <text:list-item>
          <text:p text:style-name="P21">Informal presentations at the Tucson Java Users Group, East Bay Ruby Users Group, Phoenix Rails Group, and others</text:p>
        </text:list-item>
        <text:list-item>
          <text:p text:style-name="P21">Reviewed "<text:a xlink:type="simple" xlink:href="http://www.amazon.com/gp/product/1932394230">Junit Recipes</text:a>" and had my open source project mentioned in it.</text:p>
        </text:list-item>
      </text:list>
      <text:list text:style-name="L17">
        <text:list-item>
          <text:p text:style-name="P70">IBM - "Dinner for Two" award for Technical Contributions</text:p>
        </text:list-item>
      </text:list>
      <text:list text:style-name="L2">
        <text:list-item text:start-value="1">
          <text:p text:style-name="P29">IBM - Three 'Thanks' awards - Peer Recognition Award</text:p>
        </text:list-item>
        <text:list-item>
          <text:p text:style-name="P29">IBM - Global Services 'Peer Star' Silver Recognition Award</text:p>
        </text:list-item>
        <text:list-item>
          <text:p text:style-name="P29">IBM, San Jose, CA - Prepared and taught several end-user training classes on the Notes-based rewrite of the Track2 application.</text:p>
        </text:list-item>
        <text:list-item>
          <text:p text:style-name="P29">IBM, San Jose, CA - Taught several end-user training classes on Track2 host application.</text:p>
        </text:list-item>
      </text:list>
      <text:list text:style-name="L4">
        <text:list-header>
          <text:p text:style-name="P28"/>
        </text:list-header>
      </text:list>
      <text:p text:style-name="P11"/>
      <text:p text:style-name="P7"><text:span text:style-name="T14">Current and Not-So-Current Skills: </text:span><text:span text:style-name="T13">(Asterisks indicate </text:span><text:a xlink:type="simple" xlink:href="http://www.brainbench.com/transcript.jsp?pid=3782448"><text:span text:style-name="Internet_20_link"><text:span text:style-name="T13">Brainbench certifications</text:span></text:span></text:a><text:span text:style-name="T13">)</text:span><text:span text:style-name="T14">:</text:span></text:p>
      <text:p text:style-name="P5">These are all things I have worked with in the past. <text:s/>They are in no particular order, and far from complete. <text:s/>Some I learned better than others, and some I remember better than others :). <text:s/>Feel free to ask me for details.</text:p>
      <text:list text:style-name="L5">
        <text:list-item>
          <text:p text:style-name="P53"><text:span text:style-name="T3">Project Planning/Process Improvement -</text:span><text:span text:style-name="T4"> <text:s/></text:span><text:a xlink:type="simple" xlink:href="http://agilemanifesto.org/"><text:span text:style-name="T4">Agile Development</text:span></text:a><text:span text:style-name="T4">, </text:span><text:a xlink:type="simple" xlink:href="http://www.extremeprogramming.org/"><text:span text:style-name="T4">Extreme Programming</text:span></text:a><text:span text:style-name="T4">, </text:span><text:a xlink:type="simple" xlink:href="http://www.martinfowler.com/articles/continuousIntegration.html"><text:span text:style-name="T4">Continuous Integration</text:span></text:a><text:span text:style-name="T4">, </text:span><text:a xlink:type="simple" xlink:href="http://www.junit.org/"><text:span text:style-name="T4">Unit</text:span></text:a><text:span text:style-name="T4">/</text:span><text:a xlink:type="simple" xlink:href="http://groboutils.sourceforge.net/testing-junit/art_iut.html"><text:span text:style-name="T4">Integration</text:span></text:a><text:span text:style-name="T4">/</text:span><text:a xlink:type="simple" xlink:href="http://jemmy.netbeans.org/"><text:span text:style-name="T4">Application</text:span></text:a><text:span text:style-name="T4"> Testing, </text:span><text:a xlink:type="simple" xlink:href="http://www.amazon.com/gp/product/0131016490"><text:span text:style-name="T4">Test-Driven Development</text:span></text:a><text:span text:style-name="T4">, </text:span><text:a xlink:type="simple" xlink:href="http://blog.daveastels.com/?p=53"><text:span text:style-name="T4">Behavior-Driven Development</text:span></text:a><text:span text:style-name="T4">, </text:span><text:a xlink:type="simple" xlink:href="http://www.edgewall.com/trac/"><text:span text:style-name="T11">Trac</text:span></text:a><text:span text:style-name="T4">, </text:span><text:a xlink:type="simple" xlink:href="http://www.xplanner.org/"><text:span text:style-name="T4">XPlanner</text:span></text:a><text:span text:style-name="T4">, MS Project, Rational Unified Process, </text:span><text:a xlink:type="simple" xlink:href="http://www.enterpriseunifiedprocess.com/"><text:span text:style-name="T4">Enterprise Unified Process</text:span></text:a><text:span text:style-name="T4">, </text:span><text:a xlink:type="simple" xlink:href="http://www.scmpatterns.com/"><text:span text:style-name="T4">Software Configuration Management Patterns</text:span></text:a><text:span text:style-name="T4"> and </text:span><text:a xlink:type="simple" xlink:href="http://www.ambysoft.com/processPatternsPage.html"><text:span text:style-name="T4">Process Patterns</text:span></text:a><text:span text:style-name="T4">, </text:span><text:a xlink:type="simple" xlink:href="http://c2.com/cgi/wiki?WelcomeVisitors"><text:span text:style-name="T4">Wiki</text:span></text:a></text:p>
        </text:list-item>
      </text:list>
      <text:list text:style-name="L6">
        <text:list-item>
          <text:p text:style-name="P54"><text:span text:style-name="T14">Application Development -</text:span><text:span text:style-name="T11"> httperf, apachebench, </text:span><text:a xlink:type="simple" xlink:href="http://www.regular-expressions.info/"><text:span text:style-name="T7">Regular Expressions</text:span></text:a><text:span text:style-name="T11">, </text:span><text:a xlink:type="simple" xlink:href="http://www.ruby-lang.org/"><text:span text:style-name="T7">Ruby</text:span></text:a><text:span text:style-name="T11">, </text:span><text:a xlink:type="simple" xlink:href="http://www.rubyonrails.org/"><text:span text:style-name="T7">Ruby on Rails</text:span></text:a><text:span text:style-name="T11">, </text:span><text:a xlink:type="simple" xlink:href="http://rubygems.org/"><text:span text:style-name="T7">RubyGems</text:span></text:a><text:span text:style-name="T11">, </text:span><text:a xlink:type="simple" xlink:href="http://www.springframework.org/"><text:span text:style-name="T7">Spring</text:span></text:a><text:span text:style-name="T11">, </text:span><text:a xlink:type="simple" xlink:href="http://java.sun.com/j2se/1.5.0/docs/api/index.html?javax/swing/package-summary.html"><text:span text:style-name="T7">Swing</text:span></text:a><text:span text:style-name="T11">, </text:span><text:a xlink:type="simple" xlink:href="http://www.hibernate.org/"><text:span text:style-name="T7">Hibernate</text:span></text:a><text:span text:style-name="T11">, </text:span><text:a xlink:type="simple" xlink:href="http://jakarta.apache.org/tapestry/"><text:span text:style-name="T7">Tapestry</text:span></text:a><text:span text:style-name="T11">, </text:span><text:a xlink:type="simple" xlink:href="http://www.w3.org/2002/ws/"><text:span text:style-name="T7">Web Services</text:span></text:a><text:span text:style-name="T11">, </text:span><text:a xlink:type="simple" xlink:href="http://ws.apache.org/axis/"><text:span text:style-name="T7">Apache Axis</text:span></text:a><text:span text:style-name="T11">, </text:span><text:a xlink:type="simple" xlink:href="http://www.amazon.com/gp/product/0201633612"><text:span text:style-name="T7">Design Patterns</text:span></text:a><text:span text:style-name="T11">, </text:span><text:a xlink:type="simple" xlink:href="http://java.sun.com/blueprints/corej2eepatterns/Patterns/"><text:span text:style-name="T7">J2EE Core Patterns</text:span></text:a><text:span text:style-name="T11">, </text:span><text:a xlink:type="simple" xlink:href="http://www.refactoring.com/catalog/index.html"><text:span text:style-name="T7">Refactoring</text:span></text:a><text:span text:style-name="T11">, * </text:span><text:a xlink:type="simple" xlink:href="http://www.brainbench.com/xml/bb/common/testcenter/courseoutline.xml?testId=199"><text:span text:style-name="Internet_20_link"><text:span text:style-name="T11">Object-Oriented</text:span></text:span></text:a><text:span text:style-name="T11">, * </text:span><text:a xlink:type="simple" xlink:href="http://www.brainbench.com/xml/bb/common/testcenter/courseoutline.xml?testId=118"><text:span text:style-name="Internet_20_link"><text:span text:style-name="T11">Java</text:span></text:span></text:a><text:span text:style-name="T11">, * </text:span><text:a xlink:type="simple" xlink:href="http://www.brainbench.com/xml/bb/common/testcenter/courseoutline.xml?testId=120"><text:span text:style-name="Internet_20_link"><text:span text:style-name="T11">Javascript</text:span></text:span></text:a><text:span text:style-name="T11">, * </text:span><text:a xlink:type="simple" xlink:href="http://www.brainbench.com/xml/bb/common/testcenter/courseoutline.xml?testId=778"><text:span text:style-name="Internet_20_link"><text:span text:style-name="T11">HTML/HTTP/Web</text:span></text:span></text:a><text:span text:style-name="T11">, * </text:span><text:a xlink:type="simple" xlink:href="http://www.brainbench.com/xml/bb/common/testcenter/courseoutline.xml?testId=561"><text:span text:style-name="Internet_20_link"><text:span text:style-name="T11">JSP/Taglibs</text:span></text:span></text:a><text:span text:style-name="T11">, </text:span><text:a xlink:type="simple" xlink:href="http://aosd.net/"><text:span text:style-name="T7">Aspect-Oriented Programming</text:span></text:a><text:span text:style-name="T11">, </text:span><text:a xlink:type="simple" xlink:href="http://www.eclipse.org/aspectj/"><text:span text:style-name="T7">AspectJ</text:span></text:a><text:span text:style-name="T11">, </text:span><text:a xlink:type="simple" xlink:href="http://aspectwerkz.codehaus.org/"><text:span text:style-name="T7">AspectWerkz</text:span></text:a><text:span text:style-name="T11">, </text:span><text:a xlink:type="simple" xlink:href="http://jakarta.apache.org/bcel/"><text:span text:style-name="T7">BCEL</text:span></text:a><text:span text:style-name="T11">/Java Bytecode Manipulation, </text:span><text:a xlink:type="simple" xlink:href="http://struts.apache.org/"><text:span text:style-name="T7">Struts</text:span></text:a><text:span text:style-name="T11">, </text:span><text:a xlink:type="simple" xlink:href="http://www.junit.org/"><text:span text:style-name="T7">JUnit</text:span></text:a><text:span text:style-name="T11">, </text:span><text:a xlink:type="simple" xlink:href="http://jemmy.netbeans.org/"><text:span text:style-name="T7">Jemmy</text:span></text:a><text:span text:style-name="T11">, </text:span><text:a xlink:type="simple" xlink:href="http://rspec.rubyforge.org/"><text:span text:style-name="T7">Rspec</text:span></text:a><text:span text:style-name="T11">, </text:span><text:a xlink:type="simple" xlink:href="http://www.ruby-doc.org/stdlib/libdoc/runit/rdoc/"><text:span text:style-name="T7">Runit</text:span></text:a><text:span text:style-name="T11">, </text:span><text:a xlink:type="simple" xlink:href="http://www.mockobjects.com/"><text:span text:style-name="T7">Mock Objects</text:span></text:a><text:span text:style-name="T11">, </text:span><text:a xlink:type="simple" xlink:href="http://jmock.org/"><text:span text:style-name="T7">Jmock</text:span></text:a><text:span text:style-name="T11">, </text:span><text:a xlink:type="simple" xlink:href="http://jakarta.apache.org/cactus/"><text:span text:style-name="T7">Cactus</text:span></text:a><text:span text:style-name="T11">, </text:span><text:a xlink:type="simple" xlink:href="http://cargo.codehaus.org/"><text:span text:style-name="T7">Cargo</text:span></text:a><text:span text:style-name="T11">, Rake, Capistrano, </text:span><text:a xlink:type="simple" xlink:href="http://ant.apache.org/"><text:span text:style-name="T7">Ant</text:span></text:a><text:span text:style-name="T11">/</text:span><text:a xlink:type="simple" xlink:href="http://maven.apache.org/"><text:span text:style-name="T7">Maven</text:span></text:a><text:span text:style-name="T11">, </text:span><text:a xlink:type="simple" xlink:href="http://www.urbancode.com/products/anthillpro"><text:span text:style-name="T7">AntHillPro</text:span></text:a><text:span text:style-name="T11">, Luntbuild, DamageControl, </text:span><text:a xlink:type="simple" xlink:href="http://cruisecontrol.sourceforge.net/"><text:span text:style-name="T7">CruiseControl</text:span></text:a><text:span text:style-name="T11">, </text:span><text:a xlink:type="simple" xlink:href="http://cruisecontrolrb.thoughtworks.com/"><text:span text:style-name="T7">CruiseControl.rb</text:span></text:a><text:span text:style-name="T11">, </text:span><text:a xlink:type="simple" xlink:href="http://logging.apache.org/log4j"><text:span text:style-name="T7">Log4J</text:span></text:a><text:span text:style-name="T11">, </text:span><text:a xlink:type="simple" xlink:href="http://en.wikipedia.org/wiki/Model-view-controller"><text:span text:style-name="T7">Model-View-Controller/Model 2</text:span></text:a><text:span text:style-name="T11">, </text:span><text:a xlink:type="simple" xlink:href="http://www.uml.org/"><text:span text:style-name="T7">UML</text:span></text:a><text:span text:style-name="T11">, </text:span><text:a xlink:type="simple" xlink:href="http://xdoclet.sourceforge.net/xdoclet"><text:span text:style-name="T7">XDoclet</text:span></text:a><text:span text:style-name="T11">, </text:span><text:a xlink:type="simple" xlink:href="http://java.sun.com/javaee"><text:span text:style-name="T7">J2EE</text:span></text:a><text:span text:style-name="T11">, </text:span><text:a xlink:type="simple" xlink:href="http://java.sun.com/products/servlet/"><text:span text:style-name="T7">Servlets</text:span></text:a><text:span text:style-name="T11">, </text:span><text:a xlink:type="simple" xlink:href="http://www.w3.org/XML/"><text:span text:style-name="T7">XML</text:span></text:a><text:span text:style-name="T11">, </text:span><text:a xlink:type="simple" xlink:href="http://www.w3.org/Style/XSL/"><text:span text:style-name="T7">XSL</text:span></text:a><text:span text:style-name="T11">, </text:span><text:a xlink:type="simple" xlink:href="http://www.eclipse.org/"><text:span text:style-name="T7">Eclipse</text:span></text:a><text:span text:style-name="T11">/WSAD, </text:span><text:a xlink:type="simple" xlink:href="http://www.gnu.org/software/emacs/emacs.html"><text:span text:style-name="T7">Emacs</text:span></text:a><text:span text:style-name="T11">, </text:span><text:a xlink:type="simple" xlink:href="http://www.vim.org/"><text:span text:style-name="T7">vi</text:span></text:a><text:span text:style-name="T11">, </text:span><text:a xlink:type="simple" xlink:href="http://www.ibm.com/software/sw-lotus/notesanddomino"><text:span text:style-name="T7">Lotus Notes/Domino</text:span></text:a><text:span text:style-name="T11">, C, </text:span><text:a xlink:type="simple" xlink:href="http://www.infogoal.com/cbd"><text:span text:style-name="T7">COBOL</text:span></text:a><text:span text:style-name="T11">, </text:span><text:a xlink:type="simple" xlink:href="http://en.wikipedia.org/wiki/Job_Control_Language"><text:span text:style-name="T7">JCL</text:span></text:a><text:span text:style-name="T11">, </text:span><text:a xlink:type="simple" xlink:href="http://en.wikipedia.org/wiki/PL/I_programming_language"><text:span text:style-name="T7">PL/I</text:span></text:a><text:span text:style-name="T11">, </text:span><text:a xlink:type="simple" xlink:href="http://www.ibm.com/software/awdtools/rexx/"><text:span text:style-name="T7">Rexx</text:span></text:a><text:span text:style-name="T11">, </text:span><text:a xlink:type="simple" xlink:href="http://www.ibm.com/software/awdtools/ispf/"><text:span text:style-name="T7">ISPF</text:span></text:a></text:p>
        </text:list-item>
      </text:list>
      <text:list text:style-name="L7">
        <text:list-item>
          <text:p text:style-name="P55"><text:span text:style-name="T14">Databases -</text:span><text:span text:style-name="T11"> </text:span><text:a xlink:type="simple" xlink:href="http://www.martinfowler.com/articles/evodb.html"><text:span text:style-name="T7">Continuous Database Integration</text:span></text:a><text:span text:style-name="T11">, </text:span><text:a xlink:type="simple" xlink:href="http://groups.yahoo.com/group/agileDatabases/"><text:span text:style-name="T7">Agile Databases</text:span></text:a><text:span text:style-name="T11">, </text:span><text:a xlink:type="simple" xlink:href="http://wiki.rubyonrails.org/rails/pages/UnderstandingMigrations"><text:span text:style-name="T7">Ruby on Rails Migrations</text:span></text:a><text:span text:style-name="T11">, * </text:span><text:a xlink:type="simple" xlink:href="http://www.brainbench.com/xml/bb/common/testcenter/courseoutline.xml?testId=225"><text:span text:style-name="Internet_20_link"><text:span text:style-name="T11">Relational Database Design/Modeling/Implementation</text:span></text:span></text:a><text:span text:style-name="T11">, </text:span><text:a xlink:type="simple" xlink:href="http://www.sqlite.org/"><text:span text:style-name="T7">Sqlite</text:span></text:a><text:span text:style-name="T11">, MS SQL Server, </text:span><text:a xlink:type="simple" xlink:href="http://www.mysql.com/"><text:span text:style-name="T7">MySql</text:span></text:a><text:span text:style-name="T11">, </text:span><text:a xlink:type="simple" xlink:href="http://www.oracle.com/database"><text:span text:style-name="T7">Oracle 9i/10g</text:span></text:a><text:span text:style-name="T11">, </text:span><text:a xlink:type="simple" xlink:href="http://www.ibm.com/db2"><text:span text:style-name="T7">DB2/UDB</text:span></text:a><text:span text:style-name="T11">, </text:span><text:a xlink:type="simple" xlink:href="http://en.wikipedia.org/wiki/SQL/DS"><text:span text:style-name="T7">SQL/DS</text:span></text:a><text:span text:style-name="T11">, MS Access, others</text:span></text:p>
        </text:list-item>
        <text:list-item>
          <text:p text:style-name="P55"><text:span text:style-name="T14">Platforms/Systems Administration and Integration -</text:span><text:span text:style-name="T11"> Linux (Ubuntu, Redhat, Fedora, Debian, WBEL3), apt/aptitude, Solaris, AIX, </text:span><text:a xlink:type="simple" xlink:href="http://www.cygwin.com/"><text:span text:style-name="T7">Cygwin</text:span></text:a><text:span text:style-name="T11">, Unix Shell Scripting and command line tools, installing/building Unix packages via RPM/SRPM/source, </text:span><text:a xlink:type="simple" xlink:href="http://www.apt-get.org/"><text:span text:style-name="T7">apt</text:span></text:a><text:span text:style-name="T11">, </text:span><text:a xlink:type="simple" xlink:href="http://linux.duke.edu/projects/yum/"><text:span text:style-name="T7">yum</text:span></text:a><text:span text:style-name="T11">, DOS/Windows 9x/ME/NT/2000/XP, </text:span><text:a xlink:type="simple" xlink:href="http://www.ibm.com/software/os/warp/"><text:span text:style-name="T7">OS/2</text:span></text:a><text:span text:style-name="T11">, </text:span><text:a xlink:type="simple" xlink:href="http://en.wikipedia.org/wiki/MVS"><text:span text:style-name="T7">MVS</text:span></text:a><text:span text:style-name="T11">/</text:span><text:a xlink:type="simple" xlink:href="http://en.wikipedia.org/wiki/Time_Sharing_Option"><text:span text:style-name="T7">TSO</text:span></text:a><text:span text:style-name="T11">, </text:span><text:a xlink:type="simple" xlink:href="http://en.wikipedia.org/wiki/VM_%28operating_system%29"><text:span text:style-name="T7">VM</text:span></text:a></text:p>
        </text:list-item>
        <text:list-item>
          <text:p text:style-name="P55"><text:span text:style-name="T14">Networking -</text:span><text:span text:style-name="T11"> Remote access using NoMachine NX, </text:span><text:a xlink:type="simple" xlink:href="http://www.realvnc.com/"><text:span text:style-name="T7">VNC</text:span></text:a><text:span text:style-name="T11"> and </text:span><text:a xlink:type="simple" xlink:href="http://www.rdesktop.org/"><text:span text:style-name="T7">Windows Remote Desktop</text:span></text:a><text:span text:style-name="T11">, Network traffic analysis using </text:span><text:a xlink:type="simple" xlink:href="http://www.ethereal.com/"><text:span text:style-name="T7">Ethereal</text:span></text:a><text:span text:style-name="T11">, HTTP header/cookie analysis, ssh, ssh port forwarding/tunneling, automatic key-based authentication using ssh-keygen and ssh-agent, scp, rsync, tftp, Putty, WinSCP, Basic Router/</text:span><text:a xlink:type="simple" xlink:href="http://www.coyotepoint.com/"><text:span text:style-name="T7">Load Balancer</text:span></text:a><text:span text:style-name="T11">/Firewall administration, TCP/IP, MS Networking, NetBIOS/Samba, MS Active Directory, Novell, General Network Installation/Configuration/Troubleshooting/Administration</text:span></text:p>
        </text:list-item>
        <text:list-item>
          <text:p text:style-name="P55"><text:span text:style-name="T14">Applications/Tools and Middleware -</text:span><text:span text:style-name="T11"> </text:span><text:a xlink:type="simple" xlink:href="http://mongrel.rubyforge.org/"><text:span text:style-name="T7">Mongrel</text:span></text:a><text:span text:style-name="T11">, </text:span><text:a xlink:type="simple" xlink:href="http://www.lighttpd.net/"><text:span text:style-name="T7">Lighttpd</text:span></text:a><text:span text:style-name="T11">, Tomcat, Apache Axis, BEA WebLogic, WebSphere, </text:span><text:a xlink:type="simple" xlink:href="http://www.caucho.com/"><text:span text:style-name="T7">Resin</text:span></text:a><text:span text:style-name="T11">, Apache/Apache2/IHS, Jetty, </text:span><text:a xlink:type="simple" xlink:href="http://www.r-project.org/"><text:span text:style-name="T11">"R" statistical analysis package</text:span></text:a><text:span text:style-name="T11">, WebTrends, MS IIS, JTest, Rational Rose, </text:span><text:a xlink:type="simple" xlink:href="http://subversion.tigris.org/"><text:span text:style-name="T7">Subversion</text:span></text:a><text:span text:style-name="T11">, SVK, </text:span><text:a xlink:type="simple" xlink:href="http://www.nongnu.org/cvs/"><text:span text:style-name="T7">CVS</text:span></text:a><text:span text:style-name="T11">, </text:span><text:a xlink:type="simple" xlink:href="http://www.ibm.com/software/awdtools/clearcase/"><text:span text:style-name="T7">ClearCase</text:span></text:a><text:span text:style-name="T11">, </text:span><text:a xlink:type="simple" xlink:href="http://msdn.microsoft.com/vstudio/previous/ssafe/"><text:span text:style-name="T7">SourceSafe</text:span></text:a><text:span text:style-name="T11">, ClearQuest, ReqPro, </text:span><text:a xlink:type="simple" xlink:href="http://en.wikipedia.org/wiki/RACF"><text:span text:style-name="T7">RACF</text:span></text:a><text:span text:style-name="T11">, </text:span><text:a xlink:type="simple" xlink:href="http://en.wikipedia.org/wiki/CICS"><text:span text:style-name="T7">CICS</text:span></text:a><text:span text:style-name="T11">, MQSeries, Lotus Enterprise Integrator, others</text:span></text:p>
        </text:list-item>
      </text:list>
      <text:p text:style-name="P4"/>
      <text:p text:style-name="P9">Open-Source Projects Created or Contributed to: </text:p>
      <text:p text:style-name="P12"><text:span text:style-name="T14">GemInstaller,</text:span><text:span text:style-name="T11"> </text:span><text:a xlink:type="simple" xlink:href="http://geminstaller.rubyforge.org/"><text:span text:style-name="Internet_20_link"><text:span text:style-name="T7">http://geminstaller.rubyforge.org/</text:span></text:span></text:a><text:span text:style-name="T11"> - I conceived and wrote GemInstaller from scratch, using Rspec and a Behavior-Driven Development approach. <text:s/>It has a </text:span><text:a xlink:type="simple" xlink:href="http://geminstaller.rubyforge.org/code/coverage/index.html"><text:span text:style-name="T7">thorough and extensive test suite</text:span></text:a><text:span text:style-name="T11">, and is </text:span><text:a xlink:type="simple" xlink:href="http://ci.thewoolleyweb.com/"><text:span text:style-name="T7">continuously integrated</text:span></text:a><text:span text:style-name="T11"> against multiple RubyGems versions.</text:span></text:p>
      <text:p text:style-name="P13"/>
      <text:p text:style-name="P12"><text:span text:style-name="T14">Pivotal.rb,</text:span><text:span text:style-name="T11"> </text:span><text:a xlink:type="simple" xlink:href="http://pivotalrb.rubyforge.org/"><text:span text:style-name="Internet_20_link"><text:span text:style-name="T7">http://pivotalrb.rubyforge.org/</text:span></text:span></text:a><text:span text:style-name="T11"> - This is where </text:span><text:a xlink:type="simple" xlink:href="http://pivotallabs.com/"><text:span text:style-name="T7">Pivotal Labs</text:span></text:a><text:span text:style-name="T11"> keeps some of its Open Source projects.</text:span></text:p>
      <text:p text:style-name="P16"/>
      <text:p text:style-name="P12"><text:span text:style-name="T14">Rails,</text:span><text:span text:style-name="T11"> </text:span><text:a xlink:type="simple" xlink:href="http://rubyonrails.org/"><text:span text:style-name="Internet_20_link"><text:span text:style-name="T7">http://rubyonrails.org/</text:span></text:span></text:a><text:span text:style-name="T11"> - I follow the mailing list, and occasionally </text:span><text:a xlink:type="simple" xlink:href="http://www.workingwithrails.com/hackfest/17-monthly-november-2-7"><text:span text:style-name="T7">scratch my itch</text:span></text:a><text:span text:style-name="T11">.</text:span></text:p>
      <text:p text:style-name="P13"/>
      <text:p text:style-name="P12"><text:span text:style-name="T14">CruiseControl.rb,</text:span><text:span text:style-name="T11"> </text:span><text:a xlink:type="simple" xlink:href="http://cruisecontrolrb.thoughtworks.com/" text:style-name="Internet_20_link"><text:span text:style-name="Internet_20_link"><text:span text:style-name="T7">http://cruisecontrolrb.thoughtworks.org/</text:span></text:span></text:a><text:span text:style-name="T11"> - I follow the mailing list, and contributed the build serialization support.</text:span></text:p>
      <text:p text:style-name="P16"/>
      <text:p text:style-name="P12"><text:span text:style-name="T14">EMMA,</text:span><text:span text:style-name="T11"> </text:span><text:a xlink:type="simple" xlink:href="http://emma.sourceforge.net/"><text:span text:style-name="Internet_20_link"><text:span text:style-name="T11">http://emma.sourceforge.net/</text:span></text:span></text:a><text:span text:style-name="T11"> - I'm a </text:span><text:a xlink:type="simple" xlink:href="http://sourceforge.net/project/memberlist.php?group_id=108932"><text:span text:style-name="T7">committer on EMMA</text:span></text:a><text:span text:style-name="T11">. <text:s/>I rewrote the </text:span><text:a xlink:type="simple" xlink:href="http://emma.sourceforge.net/maven-emma-plugin/"><text:span text:style-name="T7">Maven 1 Plugin for EMMA</text:span></text:a><text:span text:style-name="T11"> from scratch, and sometimes monitor the mailing list.</text:span></text:p>
      <text:p text:style-name="P16"/>
      <text:p text:style-name="P12"><text:span text:style-name="T14">VirtualMock,</text:span><text:span text:style-name="T11"> </text:span><text:a xlink:type="simple" xlink:href="http://www.virtualmock.org/"><text:span text:style-name="Internet_20_link"><text:span text:style-name="T11">http://www.virtualmock.org</text:span></text:span></text:a><text:span text:style-name="T11"> - I created VirtualMock, a Java unit testing tool based on an idea from an article in XP Magazine. It uses Aspect-Oriented Programming and supports the Mock Objects testing approach. <text:s/>However, I now recommend and use Rspec or </text:span><text:a xlink:type="simple" xlink:href="http://jmock.org/"><text:span text:style-name="Internet_20_link"><text:span text:style-name="T11">jMock</text:span></text:span></text:a><text:span text:style-name="T11">, so it's currently </text:span><text:a xlink:type="simple" xlink:href="http://www.virtualmock.org/"><text:span text:style-name="Internet_20_link"><text:span text:style-name="T11">on hold</text:span></text:span></text:a><text:span text:style-name="T11"> until I have time to redesign it. <text:s/>Also, Ron Bodkin has eloquently </text:span><text:a xlink:type="simple" xlink:href="http://rbodkin.blogs.com/ron_bodkins_blog/2005/05/virtual_mocking.html"><text:span text:style-name="T7">described the approach</text:span></text:a><text:span text:style-name="T11"> that any next-generation java-based virtual-mocking tool should probably take.</text:span></text:p>
      <text:p text:style-name="P13"/>
      <text:p text:style-name="P12"><text:span text:style-name="T14">EasyMock,</text:span><text:span text:style-name="T11"> </text:span><text:a xlink:type="simple" xlink:href="http://www.easymock.org/"><text:span text:style-name="Internet_20_link"><text:span text:style-name="T11">http://www.easymock.org</text:span></text:span></text:a><text:span text:style-name="T11"> - I contributed to the EasyMock mailing list for a while, and helped out with the class-mocking patch, which I was </text:span><text:a xlink:type="simple" xlink:href="http://www.easymock.org/Downloads.html"><text:span text:style-name="T18">kindly given credit for</text:span></text:a><text:span text:style-name="T11">.</text:span></text:p>
      <text:p text:style-name="P13"/>
      <text:p text:style-name="P12"><text:span text:style-name="T14">JFig,</text:span><text:span text:style-name="T11"> </text:span><text:a xlink:type="simple" xlink:href="http://jfig.sourceforge.net/"><text:span text:style-name="Internet_20_link"><text:span text:style-name="T11">http://jfig.sourceforge.net/</text:span></text:span></text:a><text:span text:style-name="T11"> - I contributed to Jfig a bit. <text:s/>It was really cool, but then Spring came along with </text:span><text:a xlink:type="simple" xlink:href="http://www.springframework.org/docs/api/org/springframework/beans/factory/config/PropertyResourceConfigurer.html"><text:span text:style-name="T7">PropertyResourceConfigurer</text:span></text:a><text:span text:style-name="T11">. :)</text:span></text:p>
      <text:p text:style-name="P14"/>
      <text:p text:style-name="P12"><text:span text:style-name="T14">VCardSplitter,</text:span><text:span text:style-name="T11"> </text:span><text:a xlink:type="simple" xlink:href="http://sourceforge.net/projects/vcardsplitter/"><text:span text:style-name="Internet_20_link"><text:span text:style-name="T11">http://sourceforge.net/projects/vcardsplitter/</text:span></text:span></text:a><text:span text:style-name="T11"> - A small utility that I wrote for my own use, and then open-sourced to see if anyone would find it useful. It only took me a few hours to write but people still </text:span><text:a xlink:type="simple" xlink:href="http://sourceforge.net/project/stats/?group_id=87552&amp;ugn=vcardsplitter"><text:span text:style-name="Internet_20_link"><text:span text:style-name="T11">download it</text:span></text:span></text:a><text:span text:style-name="T11">!</text:span></text:p>
      <text:p text:style-name="P14"/>
      <text:p text:style-name="P12"><text:span text:style-name="T14">AntHill,</text:span><text:span text:style-name="T11"> </text:span><text:a xlink:type="simple" xlink:href="http://www.urbancode.com/projects/anthill/"><text:span text:style-name="Internet_20_link"><text:span text:style-name="T11">http://www.urbancode.com/projects/anthill/</text:span></text:span></text:a><text:span text:style-name="T11"> - I contributed a couple of small patches to Anthill, and helped out on the Anthill OS and Anthill Pro mailing lists while I was using it.</text:span></text:p>
      <text:p text:style-name="P13"/>
      <text:p text:style-name="P18"><text:span text:style-name="T14">TypeInterceptor,</text:span><text:span text:style-name="T11"> </text:span><text:a xlink:type="simple" xlink:href="http://typeinterceptor.sourceforge.net/"><text:span text:style-name="Internet_20_link"><text:span text:style-name="T5">http://typeinterceptor.sourceforge.net/</text:span></text:span></text:a><text:span text:style-name="T11"> - I made this, but then found out you can do the same thing with an </text:span><text:a xlink:type="simple" xlink:href="http://www.oreillynet.com/pub/wlg/5559"><text:span text:style-name="Internet_20_link"><text:span text:style-name="T11">undocumented Sun class</text:span></text:span></text:a><text:span text:style-name="T11">.</text:span></text:p>
      <text:p text:style-name="P8"/>
      <text:p text:style-name="P9">Certifications:</text:p>
      <text:p text:style-name="P10">I got all of these Brainbench certifications when I was between jobs after being laid off from IBM during the dot-com bust (best career move EVER). <text:s/>It was an interesting experience, proving mostly that I can score exceptionally high on multiple-choice tests ;)</text:p>
      <text:list text:style-name="L8">
        <text:list-item>
          <text:p text:style-name="P59"><text:a xlink:type="simple" xlink:href="http://www.brainbench.com/xml/bb/homepage.xml"><text:span text:style-name="Internet_20_link"><text:span text:style-name="T11">Brainbench</text:span></text:span></text:a><text:span text:style-name="T11"> Certifications - July, 2002 view transcript (although tests are old and no longer linked) at </text:span><text:a xlink:type="simple" xlink:href="http://www.brainbench.com/transcript.jsp?pid=3782448"><text:span text:style-name="Internet_20_link"><text:span text:style-name="T11">http://www.brainbench.com/transcript.jsp?pid=3782448</text:span></text:span></text:a><text:span text:style-name="T11">):</text:span></text:p>
        </text:list-item>
        <text:list-item>
          <text:p text:style-name="P71"><text:a xlink:type="simple" xlink:href="http://www.brainbench.com/xml/bb/common/testcenter/bcip.xml"><text:span text:style-name="Internet_20_link"><text:span text:style-name="T11">Internet Professional</text:span></text:span></text:a><text:span text:style-name="T11">, Web Developer, </text:span><text:a xlink:type="simple" xlink:href="http://www.brainbench.com/xml/bb/common/testcenter/bcip/servercon.xml"><text:span text:style-name="Internet_20_link"><text:span text:style-name="T4">Server-side</text:span></text:span></text:a></text:p>
        </text:list-item>
        <text:list-item>
          <text:p text:style-name="P71"><text:a xlink:type="simple" xlink:href="http://www.brainbench.com/xml/bb/common/testcenter/bcip.xml"><text:span text:style-name="Internet_20_link"><text:span text:style-name="T11">Internet Professional</text:span></text:span></text:a><text:span text:style-name="T11">, Web Developer, </text:span><text:a xlink:type="simple" xlink:href="http://www.brainbench.com/xml/bb/common/testcenter/bcip/clientcon.xml"><text:span text:style-name="Internet_20_link"><text:span text:style-name="T4">Client-side</text:span></text:span></text:a></text:p>
        </text:list-item>
        <text:list-item>
          <text:p text:style-name="P71"><text:a xlink:type="simple" xlink:href="http://www.brainbench.com/xml/bb/common/testcenter/courseoutline.xml?testId=115"><text:span text:style-name="Internet_20_link"><text:span text:style-name="T11">Java 1</text:span></text:span></text:a><text:span text:style-name="T11">, Master Level (</text:span><text:span text:style-name="T15">99</text:span><text:span text:style-name="T17">th</text:span><text:span text:style-name="T15"> percentile on 1</text:span><text:span text:style-name="T17">st</text:span><text:span text:style-name="T15"> try, ranked in top 30 out of 22330 nationwide</text:span><text:span text:style-name="T11">)</text:span></text:p>
        </text:list-item>
        <text:list-item>
          <text:p text:style-name="P71"><text:a xlink:type="simple" xlink:href="http://www.brainbench.com/xml/bb/common/testcenter/courseoutline.xml?testId=118"><text:span text:style-name="Internet_20_link"><text:span text:style-name="T11">Java 2</text:span></text:span></text:a><text:span text:style-name="T11">, Master Level (</text:span><text:span text:style-name="T15">98</text:span><text:span text:style-name="T17">th</text:span><text:span text:style-name="T15"> percentile on 1</text:span><text:span text:style-name="T17">st</text:span><text:span text:style-name="T15"> try</text:span><text:span text:style-name="T11">)</text:span></text:p>
        </text:list-item>
        <text:list-item>
          <text:p text:style-name="P71"><text:a xlink:type="simple" xlink:href="http://www.brainbench.com/xml/bb/common/testcenter/courseoutline.xml?testId=120"><text:span text:style-name="Internet_20_link"><text:span text:style-name="T11">Javascript</text:span></text:span></text:a><text:span text:style-name="T11">, Master Level (</text:span><text:span text:style-name="T15">98</text:span><text:span text:style-name="T17">th</text:span><text:span text:style-name="T15"> percentile on 1</text:span><text:span text:style-name="T17">st</text:span><text:span text:style-name="T15"> try</text:span><text:span text:style-name="T11">)</text:span></text:p>
        </text:list-item>
        <text:list-item>
          <text:p text:style-name="P71"><text:a xlink:type="simple" xlink:href="http://www.brainbench.com/xml/bb/common/testcenter/courseoutline.xml?testId=561"><text:span text:style-name="Internet_20_link"><text:span text:style-name="T11">Java Server Pages - JSP 1.1</text:span></text:span></text:a><text:span text:style-name="T11"> (</text:span><text:span text:style-name="T15">96</text:span><text:span text:style-name="T17">th</text:span><text:span text:style-name="T15"> percentile on 1</text:span><text:span text:style-name="T17">st</text:span><text:span text:style-name="T15"> try</text:span><text:span text:style-name="T11">)</text:span></text:p>
        </text:list-item>
        <text:list-item>
          <text:p text:style-name="P71"><text:a xlink:type="simple" xlink:href="http://www.brainbench.com/xml/bb/common/testcenter/courseoutline.xml?testId=778"><text:span text:style-name="Internet_20_link"><text:span text:style-name="T11">Web Development Concepts</text:span></text:span></text:a><text:span text:style-name="T11"> (</text:span><text:span text:style-name="T15">93</text:span><text:span text:style-name="T17">rd</text:span><text:span text:style-name="T15"> percentile on 1</text:span><text:span text:style-name="T17">st</text:span><text:span text:style-name="T15"> try</text:span><text:span text:style-name="T11">)</text:span></text:p>
        </text:list-item>
        <text:list-item>
          <text:p text:style-name="P71"><text:a xlink:type="simple" xlink:href="http://www.brainbench.com/xml/bb/common/testcenter/courseoutline.xml?testId=199"><text:span text:style-name="Internet_20_link"><text:span text:style-name="T11">OO Concepts</text:span></text:span></text:a><text:span text:style-name="T11"> (</text:span><text:span text:style-name="T15">96</text:span><text:span text:style-name="T17">th</text:span><text:span text:style-name="T15"> percentile on 1</text:span><text:span text:style-name="T17">st</text:span><text:span text:style-name="T15"> try</text:span><text:span text:style-name="T11">)</text:span></text:p>
        </text:list-item>
        <text:list-item>
          <text:p text:style-name="P71"><text:a xlink:type="simple" xlink:href="http://www.brainbench.com/xml/bb/common/testcenter/courseoutline.xml?testId=225"><text:span text:style-name="Internet_20_link"><text:span text:style-name="T4">RDBMS Concepts</text:span></text:span></text:a></text:p>
        </text:list-item>
        <text:list-item>
          <text:p text:style-name="P80">SQL - ANSI</text:p>
        </text:list-item>
        <text:list-item>
          <text:p text:style-name="P33">Lotus Certifications (Certified Lotus Professional):</text:p>
        </text:list-item>
        <text:list-item>
          <text:p text:style-name="P80">2000, Principal Domino R5 Application Developer</text:p>
        </text:list-item>
        <text:list-item>
          <text:p text:style-name="P80">1998, Notes R4 Principal Application Developer</text:p>
        </text:list-item>
      </text:list>
      <text:p text:style-name="P3"/>
      <text:p text:style-name="P9">Professional Experience:</text:p>
      <text:p text:style-name="P12"><text:span text:style-name="T14">April 2006 - Present: Agile Engineer, </text:span><text:a xlink:type="simple" xlink:href="http://pivotalsf.com/"><text:span text:style-name="T9">Pivotal Labs</text:span></text:a><text:span text:style-name="T14">,</text:span><text:span text:style-name="T11"> San Francisco, CA (working remotely in Tucson, AZ and going to SF one week per month) - At Pivotal, I create Ruby on Rails solutions in the most Agile environment I have ever seen. <text:s/></text:span><text:span text:style-name="T16">Pivotal is a great company. <text:s/>I do exciting stuff, and work with incredible people. <text:s/></text:span><text:a xlink:type="simple" xlink:href="http://pivotallabs.com/" text:visited-style-name="Visited_20_Internet_20_Link"><text:span text:style-name="T10">Check out the Pivotal Labs site</text:span></text:a><text:span text:style-name="T16"> for more info, and contact me or visit my </text:span><text:a xlink:type="simple" xlink:href="http://pivots.pivotallabs.com/users/chad/blog"><text:span text:style-name="T10">Pivotal blog</text:span></text:a><text:span text:style-name="T16"> to find out what I've been up to. <text:s/>To hear what Pivotal is like, here is a </text:span><text:a xlink:type="simple" xlink:href="http://podcast.rubyonrails.org/programs/1/episodes/ian-mcfarland-of-pivotal-labs"><text:span text:style-name="T10">Rails Podcast interview</text:span></text:a><text:span text:style-name="T16"> about Pivotal.</text:span></text:p>
      <text:p text:style-name="P17"/>
      <text:p text:style-name="P12"><text:span text:style-name="T14">August 2005 - April 2006: Software Developer, Ionami Design,</text:span><text:span text:style-name="T11"> San Francisco, CA (working remotely in Tucson, AZ) - With </text:span><text:a xlink:type="simple" xlink:href="http://quannon.net/"><text:span text:style-name="T7">one other developer</text:span></text:a><text:span text:style-name="T11">, managed all aspects of developing and maintaining </text:span><text:a xlink:type="simple" xlink:href="http://PlanitJewish.com/"><text:span text:style-name="T7">http://PlanitJewish.com</text:span></text:a><text:span text:style-name="T11">. <text:s/>The codebase was hundreds of thousand of lines of complex Java, XML, XSL, and shell scripts. <text:s/>Used Resin, Apache2, Oracle 10g, and Subversion. <text:s/>Managed support ticket estimation, prioritization, and status reporting with a customized </text:span><text:a xlink:type="simple" xlink:href="http://www.edgewall.com/trac/"><text:span text:style-name="T7">Trac</text:span></text:a><text:span text:style-name="T11"> installation</text:span></text:p>
      <text:list text:style-name="L9">
        <text:list-item>
          <text:p text:style-name="P34">Managed 24/7 production support, including all aspects of deployment, maintenance, and system administration. <text:s/>Set up a Linux servers from scratch, including Resin and Oracle 10g client/server installs. <text:s/>All of my production work was performed remotely, via ssh, VNC, and Remote Desktop.</text:p>
        </text:list-item>
        <text:list-item>
          <text:p text:style-name="P34">Responded to a security audit which uncovered security flaws in the legacy code (some of which had been previously identified). <text:s/>Provided a detailed analysis and response to the audit (including HTTP header analysis) - by pointing out some flaws in the initial audit, and making code/db changes to help address remaining problems.</text:p>
        </text:list-item>
        <text:list-item>
          <text:p text:style-name="P34">Created and deployed new customized sites for several cities, schools, and synagogues.</text:p>
        </text:list-item>
      </text:list>
      <text:list text:style-name="L10">
        <text:list-item>
          <text:p text:style-name="P37">Closed hundreds of bugs, maintenance requests, and enhancement tickets.</text:p>
        </text:list-item>
        <text:list-item>
          <text:p text:style-name="P37">Performed troubleshooting and debugging of complex production errors.</text:p>
        </text:list-item>
        <text:list-item>
          <text:p text:style-name="P37">Provided monthly consolidated site traffic statistics using WebTrends. <text:s/>Wrote batch and Ruby automation scripts to cut several hours of manual labor out of this process each month.</text:p>
        </text:list-item>
        <text:list-item>
          <text:p text:style-name="P37">Administered production firewall and load balancers.</text:p>
        </text:list-item>
      </text:list>
      <text:list text:style-name="L11">
        <text:list-item>
          <text:p text:style-name="P41">Installed and migrated to multiple new servers (two redundant application servers, one database server, staging server, and tools/support server) with zero downtime.</text:p>
        </text:list-item>
        <text:list-item>
          <text:p text:style-name="P41">Worked on Ruby on Rails applications, and wrote support/automation scripts in Ruby.</text:p>
        </text:list-item>
      </text:list>
      <text:p text:style-name="P16"/>
      <text:p text:style-name="P13"><text:span text:style-name="T19">June 2004 - July 2005: Software Developer, VMS,</text:span> Tucson, AZ - Developed and maintained internal and client-facing Enterprise Web and Client-Server applications. <text:s/></text:p>
      <text:list text:style-name="L12">
        <text:list-item>
          <text:p text:style-name="P43">Used Test-Driven Development, Spring, Swing, Hibernate, Tapestry, Maven, Oracle 9i/10g, Oracle Enterprise Manager, Apache Axis, Web Services, and AOP/AspectJ, in a generally Agile and XP-like environment. <text:s/></text:p>
        </text:list-item>
        <text:list-item>
          <text:p text:style-name="P43">Performed statistical performance analysis using the <text:a xlink:type="simple" xlink:href="http://www.r-project.org/">"R" statistical analysis package</text:a></text:p>
        </text:list-item>
        <text:list-item>
          <text:p text:style-name="P43">Set up an enterprise-wide Continuous Integration solution using AnthillPro, which managed the automated build and deployment of common internal libraries, and cross-project dependencies.</text:p>
        </text:list-item>
        <text:list-item>
          <text:p text:style-name="P43">Worked on a small (2-3 person) team which a wrote a client server Java application with a Swing GUI front end, which was automatically deployed with Java Web Start, and communicated via Web Services to a central server. <text:s/>The application automatically downloaded, synchronized, and played audio and video advertising media which the customers had purchased.</text:p>
        </text:list-item>
        <text:list-item>
          <text:p text:style-name="P43">Worked with a team to write a client-server application infrastructure which uploaded and processed high-volume, real-time closed-captioning and audio/video data captured by PC clients in hundreds of TV markets nationwide.</text:p>
        </text:list-item>
      </text:list>
      <text:p text:style-name="P12"/>
      <text:p text:style-name="P12"><text:span text:style-name="T14">September 2002 - June 2004: Developer, Choice Hotels International,</text:span><text:span text:style-name="T11"> Phoenix, AZ - Worked on development of J2EE web-based Property Management system to be used by Choice Hotels franchisees worldwide. <text:s/>Studied and applied Core J2EE Design Patterns. <text:s/>Used Agile, Extreme Programming and Open-Source tools and practices, including: Frequent iterations and releases; aggressive refactoring using Eclipse; test-driven-development using Junit, Mock Objects, JSUnit and Cactus; Struts; Jakarta taglibs; Jakarta Tomcat; Aspect-Oriented Programming; and Continuous Integration using Ant and Anthill. <text:s/>Also used BEA Weblogic, MS SQL Server, and Tomcat.</text:span></text:p>
      <text:list text:style-name="L13">
        <text:list-item>
          <text:p text:style-name="P48">Created Wiki website to manage team documentation and communications</text:p>
        </text:list-item>
      </text:list>
      <text:list text:style-name="L14">
        <text:list-item>
          <text:p text:style-name="P49">Participated in database schema redesign and refactoring.</text:p>
        </text:list-item>
        <text:list-item>
          <text:p text:style-name="P49">Responsible for redesign and support of continuous integration process. <text:s/>This included writing and maintaining several Ant scripts to manage the testing, integration, build, verification and publishing of entire application consisting of multiple projects. <text:s/>Used Anthill and Ant to automatically email teams and provide Ant logs when builds failed, and automatically publish artifacts, including links to archived artifacts and logs.</text:p>
        </text:list-item>
        <text:list-item>
          <text:p text:style-name="P49">Used Eclipse IDE, including advanced features such as: AspectJ plugin; Jalopy plugin, import management, dependency management of multiple projects; JUnit Testing; remote debugging of Tomcat and Weblogic; and automated refactoring across projects.</text:p>
        </text:list-item>
        <text:list-item>
          <text:p text:style-name="P49">Performed aggressive and efficient refactoring, using Eclipse. <text:s/>Wrote JUnit tests to prevent bugs from reoccurring. <text:s/>Leveraged Struts framework and taglibs to write compact and simple classes and JSPs, with a constant focus on abstraction and reuse where it pays off. </text:p>
        </text:list-item>
      </text:list>
      <text:p text:style-name="P15"/>
      <text:p text:style-name="P12"><text:span text:style-name="T14">July 1995 - July 2002: Application Integrator, IBM Global Services,</text:span><text:span text:style-name="T11"> Tucson, AZ - Performed team lead, technical lead, project management, customer interaction, requirements management, project planning, architecture, design, documentation, development, testing, integration, maintenance, and troubleshooting roles on several diverse projects:</text:span></text:p>
      <text:list text:style-name="L15">
        <text:list-item>
          <text:p text:style-name="P60"><text:span text:style-name="T14">IBM Web Development Project:</text:span><text:span text:style-name="T11"> Worked on a web project with Internet and Intranet components. <text:s/>Used Websphere Studio Application Developer, Websphere 4, Struts, Log4J, and Parasoft JTest. <text:s/>Collaborated on design and enhancement of relational database model and Object-Relational mapping. <text:s/>Designed and implemented persistence layer using Data Access Objects design pattern. <text:s/>Used the Struts framework to develop a pure-HTML expandable tree structure with the ability to modify data on any node of the tree.</text:span></text:p>
        </text:list-item>
      </text:list>
      <text:list text:style-name="L16">
        <text:list-item>
          <text:p text:style-name="P61"><text:span text:style-name="T14">IBM Healthcare Account (Horizon Blue Cross Blue Shield NJ):</text:span><text:span text:style-name="T11"> Worked on development of a commercial web application, using VisualAge for Java to develop for Websphere. Designed and implemented MVC/Model 2 architecture using Struts and JSPs, including custom taglibs. <text:s/>Interfaced with a back-end team that provided the Business/Model layer as J2EE Session and Entity Enterprise JavaBeans. <text:s/>To see screenshots and flow of the application, go to </text:span><text:a xlink:type="simple" xlink:href="http://www.horizon-bcbsnj.com/"><text:span text:style-name="Internet_20_link"><text:span text:style-name="T11">http://www.horizon-bcbsnj.com/</text:span></text:span></text:a><text:span text:style-name="T11"> and click Brokers, Member Maintenance, Online Tutorial.</text:span></text:p>
        </text:list-item>
        <text:list-item>
          <text:p text:style-name="P61"><text:span text:style-name="T14">IBM Healthcare Account (Nasco):</text:span><text:span text:style-name="T11"> Worked on developing a Java/JSP web application using VAJ and Websphere. <text:s/>Designed and implemented MVC/Model 2 architecture, using Command Pattern for controller layer. <text:s/>Performed design/administration of test and production databases.</text:span></text:p>
        </text:list-item>
        <text:list-item>
          <text:p text:style-name="P61"><text:span text:style-name="T14">University of Michigan Healthcare (UMHHC):</text:span><text:span text:style-name="T11"> Was Team Lead for the Support Team, which was responsible for Environment and Configuration and Change Management. <text:s/>Participated in Architecture and Design reviews and Object Oriented Analysis and Design effort using UML. <text:s/>Planned and managed the acquisition, installation, configuration, and support of multiple servers (Win2K and AIX) and workstations. <text:s/>Planned and coordinated migration of entire development group to Win2K Active Directory Domain. <text:s/>Planned the acquisition, installation, configuration, and usage of several client- and server-based software tools, including Websphere, Oracle Database, Rational Rose, Requisite Pro, ClearCase, ClearQuest, and MS Project Central. <text:s/>Planned and completed Document of Understanding with Tucson Server Support group to provide administration, support, and backup/recovery of servers. <text:s/>Participated in the interview and hiring of contractors who worked on Support Team, and was responsible for their training and task assignments. <text:s/>Created detailed Project Plans in MS Project based on Rational Unified Process methodology. <text:s/>Instrumental in the planning, implementation and support of a project "Team Site" which incorporated several Lotus Notes Databases as well as an HTML- and Javascript- based homepage, and was replicated between Tucson and Michigan. </text:span></text:p>
        </text:list-item>
        <text:list-item>
          <text:p text:style-name="P61"><text:span text:style-name="T14">w3.ibm.com ("Enterprise Knowledge Portal"):</text:span><text:span text:style-name="T11"> Worked on major redesign of w3.ibm.com Intranet home page, which supported user customization and storage of links, and automated display of customized, continually updated links to users based on their "profile" (employee's rank, location, position, etc). <text:s/>Worked with a widely distributed multi-team group, which required communication with management, architects, and development teams in multiple locations across US and worldwide. <text:s/>Collaborated on design and implementation of a fairly complex relational database model, including consideration of normalization, performance and integrity issues. <text:s/>Worked on design and implementation of overall object model and application architecture. <text:s/>Designed and coded servlets and associated Java/DB2/XML back-end code. <text:s/>Responsible for design and implementation of an XML-based scheme for storage of high-volume user data. <text:s/>Assisted in support of testing group, and helped coordinate problem determination and resolution of issues found during testing.</text:span></text:p>
        </text:list-item>
        <text:list-item>
          <text:p text:style-name="P61"><text:span text:style-name="T14">Track2:</text:span><text:span text:style-name="T11"> Held Technical Lead role, performed Project Management responsibilities, and was primary customer interface. <text:s/>Worked with customer to transform requirements into design, and managed development and deployment over several releases. Designed and implemented integration of Notes databases with MVS/TSO-based IBM HR Database, including mainframe batch jobs and Notes agents to synchronize data on a nightly basis. <text:s/>Track2 played a key role in ISO 9001/14001 certification of IBM's Storage Technology Division. <text:s/>It tracked audits and automatically escalated managers as required.</text:span><text:span text:style-name="T14"> </text:span></text:p>
        </text:list-item>
        <text:list-item>
          <text:p text:style-name="P61"><text:span text:style-name="T14">CallOwn:</text:span><text:span text:style-name="T11"> Performed design and development on several CRM/Call Center applications. <text:s/>Gained experience in Java, VisualAge for Java, Object-Oriented design/programming, REXX, Lotus Notes, Notes/C APIs, Notes/Java APIs, and Notes integration with host-based databases.</text:span></text:p>
        </text:list-item>
        <text:list-item>
          <text:p text:style-name="P61"><text:span text:style-name="T14">Distributed Services Billing:</text:span><text:span text:style-name="T11"> <text:s/>Worked on design and development of Java Swing application to automate billing and web-based reporting for cost-recovery services, such as Phones, Userids, and Help Desk calls.</text:span></text:p>
        </text:list-item>
        <text:list-item>
          <text:p text:style-name="P61"><text:span text:style-name="T14">Configuration Management:</text:span><text:span text:style-name="T11"> <text:s/>Held Configuration Management Lead role on several projects. <text:s/>Designed, documented, implemented, and enforced Configuration Management and Control policies and procedures. <text:s/>Administered CM systems using CVS, Rational ClearCase, CMVC, ISPF/LMF, and SCLM, including the design and coding of several custom utilities and interfaces.</text:span></text:p>
        </text:list-item>
        <text:list-item>
          <text:p text:style-name="P61"><text:span text:style-name="T14">Other projects:</text:span><text:span text:style-name="T11"> <text:s/>Worked on several teams to support a applications using COBOL PL/I, CICS, AIX, and MQSeries, including 24-hour on-call support to troubleshoot production problems for major external customers.</text:span></text:p>
        </text:list-item>
      </text:list>
      <text:p text:style-name="P14"/>
      <text:p text:style-name="P12"><text:span text:style-name="T14">September 1992 - June 1995: Technician and LAN Administrator, New Mexico State University, Department of Chemical Engineering,</text:span><text:span text:style-name="T11"> Las Cruces, NM - Installed, maintained, and administered a NetWare Ethernet-based local area network and all departmental computing resources, including initial installation/configuration of a server, computer lab, and many LAN-based applications, and physical installation of network cabling and fiber-optic security system. <text:s/>Hand-made RS-232 cables and Ethernet cables. Designed and created relational database systems for inventory, student, and alumni records. <text:s/>Created and administered a public departmental web site during the infancy of the WWW, which was accessed using Netscape 1.0.</text:span></text:p>
      <text:p text:style-name="P8"/>
      <text:p text:style-name="P2">Formal Education:</text:p>
      <text:p text:style-name="P13">Bachelor of Business Administration, with Honors, Business Computer Systems</text:p>
      <text:p text:style-name="P13">New Mexico State University, Las Cruces, New Mexico, May 1994, 3.7 GPA</text:p>
      <text:p text:style-name="P4"/>
      <text:p text:style-name="P2">Other Training:</text:p>
      <text:p text:style-name="P19">I regularly read and contribute to technical mailing lists. <text:s/>Current and past lists of interest include the RubyGems developers list, the rubyonrails-core list, cruisecontrolrb list, the Phoenix Ruby and Rails Groups, Tucson Free Unix Group, Tucson Java Users Group, EMMA, jMock, Agile Databases, Test-Driven Development, JUnit, Extreme Programming, Anthill/AnthillPro, Maven, AspectJ, AspectWerkz, and EasyMock. <text:s/>Attended numerous classes, seminars, and conferences on various tools and topics, including: RubyConf, No Fluff Just Stuff Conference, Agile Conference, LotusSphere, J2EE, Java, Javascript, VisualAge for Java, Websphere Application Server, Enterprise Java Beans, XML, C, Perl/CGI, Rational Rose, Object-Oriented Analysis and Design, Lotus Notes/Domino Application Development, Lotus Notes/Domino System Administration, AIX, Linux System Administration, and others.</text:p>
      <text:p text:style-name="P19"/>
      <text:p text:style-name="P2">Personal Info:</text:p>
      <text:p text:style-name="P19">Check out my <text:a xlink:type="simple" xlink:href="http://thewoolleyweb.com/">website</text:a> and <text:a xlink:type="simple" xlink:href="http://thewoolleyweb.com/hobbies/index.html">hobbies</text:a>. <text:s/>I enjoy spending time with my <text:a xlink:type="simple" xlink:href="http://www.flickr.com/photos/93332249@N00/93802714/"><text:span text:style-name="T6">wife and son</text:span></text:a><text:span text:style-name="T6">, </text:span><text:a xlink:type="simple" xlink:href="http://www.flickr.com/photos/93332249@N00/82892181/"><text:span text:style-name="T6">playing</text:span></text:a><text:span text:style-name="T6"> and </text:span><text:a xlink:type="simple" xlink:href="http://www.thewoolleyweb.com/original_12_bar_improv_2_tracks_1_take.mp3"><text:span text:style-name="T6">recording</text:span></text:a><text:span text:style-name="T6"> </text:span><text:a xlink:type="simple" xlink:href="http://olga.net/dynamic/browse.php?printer=0&amp;local=main/c/climax_blues_band/i_love_you.crd"><text:span text:style-name="T6">music</text:span></text:a><text:span text:style-name="T6">, </text:span><text:a xlink:type="simple" xlink:href="http://www.flickr.com/photos/93332249@N00/93802770/"><text:span text:style-name="T6">hiking</text:span></text:a><text:span text:style-name="T6">, </text:span><text:a xlink:type="simple" xlink:href="http://www.flickr.com/photos/93332249@N00/73784869/"><text:span text:style-name="T6">camping</text:span></text:a><text:span text:style-name="T6">, </text:span><text:a xlink:type="simple" xlink:href="http://www.amazon.com/gp/product/038533348X"><text:span text:style-name="T6">reading</text:span></text:a><text:span text:style-name="T6">, </text:span><text:a xlink:type="simple" xlink:href="http://www.amazon.com/gp/product/0715317903"><text:span text:style-name="T6">WWII and other history</text:span></text:a><text:span text:style-name="T6">, </text:span><text:a xlink:type="simple" xlink:href="http://kevinpakulis.com/"><text:span text:style-name="T6">supporting local music</text:span></text:a><text:span text:style-name="T6">, listening to </text:span><text:a xlink:type="simple" xlink:href="http://www.kxci.org/"><text:span text:style-name="T6">Community Radio</text:span></text:a><text:span text:style-name="T6"> and </text:span><text:a xlink:type="simple" xlink:href="http://www.npr.org/"><text:span text:style-name="T6">National Public Radio</text:span></text:a><text:span text:style-name="T6">, </text:span><text:a xlink:type="simple" xlink:href="http://blizzard.com/broodwar/"><text:span text:style-name="T6">playing computer games</text:span></text:a><text:span text:style-name="T6">, and </text:span><text:a xlink:type="simple" xlink:href="http://www.imdb.com/title/tt0220100/"><text:span text:style-name="T6">watching movies</text:span></text:a><text:span text:style-name="T6">. <text:s/>I'm very active in </text:span><text:a xlink:type="simple" xlink:href="http://stpaulsumctucson.com/"><text:span text:style-name="T6">my church</text:span></text:a><text:span text:style-name="T6"> - I help out with the youth, chaperone homeless folks who stay overnight during the winter, and I sing and play guitar, bass and/or drums every Sunday. <text:s/>You can see some of my pictures on Flickr (</text:span><text:a xlink:type="simple" xlink:href="http://www.flickr.com/photos/thewoolleyman">http://www.flickr.com/photos/thewoolleyman</text:a><text:span text:style-name="T6">)</text:span></text:p>
      <text:p text:style-name="P19"/>
      <text:p text:style-name="P20"><text:span text:style-name="T4">Last Updated </text:span><text:span text:style-name="T4"><text:date style:data-style-name="N76" text:date-value="2008-03-21T01:53:40">March 21, 2008</text:date></text:span><text:span text:style-name="T4">. View latest version at </text:span><text:a xlink:type="simple" xlink:href="http://www.thewoolleyweb.com/resume_woolley.html"><text:span text:style-name="Internet_20_link"><text:span text:style-name="T4">http://www.thewoolleyweb.com/resume_woolley.html.</text:span></text:span></text:a> <text:a xlink:type="simple" xlink:href="http://www.openoffice.org/"><text:span text:style-name="Internet_20_link"><text:span text:style-name="T5">No license agreements were broken</text:span></text:span></text:a><text:span text:style-name="T5"> during the generation of this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autospace="none" style:punctuation-wrap="simple" style:vertical-align="baseline"/>
      <style:text-properties style:font-name="Arial" fo:font-size="10pt" fo:language="en" fo:country="US" style:font-size-asian="10pt" style:language-asian="en" style:country-asian="US" style:font-size-complex="10pt"/>
    </style:style>
    <style:style style:name="Text_20_body_20_indent" style:display-name="Text body indent" style:family="paragraph" style:parent-style-name="Standard" style:class="text">
      <style:paragraph-properties fo:margin-left="0.25in" fo:margin-right="0in" fo:text-indent="0in" style:auto-text-indent="false">
        <style:tab-stops>
          <style:tab-stop style:position="0in"/>
        </style:tab-stops>
      </style:paragraph-properties>
      <style:text-properties fo:color="#000000"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ab-stops>
          <style:tab-stop style:position="0in"/>
        </style:tab-stops>
      </style:paragraph-properties>
      <style:text-properties fo:color="#000000" style:font-name="Helv" fo:font-size="10pt" fo:language="en" fo:country="US" fo:font-weight="bold" style:font-size-asian="10pt" style:language-asian="en" style:country-asian="US"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Body_20_Text_20_Indent_20_2" style:display-name="WW-Body Text Indent 2" style:family="paragraph" style:parent-style-name="Standard">
      <style:paragraph-properties fo:margin-left="0.25in" fo:margin-right="0in" fo:text-indent="0in" style:auto-text-indent="false" style:text-autospace="none" style:punctuation-wrap="simple" style:vertical-align="baseline">
        <style:tab-stops>
          <style:tab-stop style:position="0in"/>
        </style:tab-stops>
      </style:paragraph-properties>
      <style:text-properties style:font-name="Arial" fo:font-size="10pt" fo:language="en" fo:country="US" style:font-size-asian="10pt" style:language-asian="en" style:country-asian="US"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Absatz-Standardschriftart" style:family="text"/>
    <style:style style:name="WW-Default_20_Paragraph_20_Font" style:display-name="WW-Default Paragraph Font" style:family="text"/>
    <style:style style:name="WW-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St1z0" style:family="text">
      <style:text-properties style:font-name="Symbol"/>
    </style:style>
    <style:style style:name="WW8NumSt5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945in" style:layout-grid-ruby-height="0.055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Chad Woolley</dc:title>
    <meta:initial-creator>Chad Woolley</meta:initial-creator>
    <meta:creation-date>2003-10-23T13:48:00</meta:creation-date>
    <dc:date>2008-03-21T01:53:39</dc:date>
    <dc:language>de-DE</dc:language>
    <meta:editing-cycles>113</meta:editing-cycles>
    <meta:editing-duration>PT13H20M42S</meta:editing-duration>
    <meta:user-defined meta:name="Info 1"/>
    <meta:user-defined meta:name="Info 2"/>
    <meta:user-defined meta:name="Info 3"/>
    <meta:user-defined meta:name="Info 4"/>
    <meta:document-statistic meta:table-count="0" meta:image-count="0" meta:object-count="0" meta:page-count="7" meta:paragraph-count="108" meta:word-count="3571" meta:character-count="24390"/>
  </office:meta>
</office:document-meta>
</file>